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01C0000001B19BFFFF7B1B601B1.png" manifest:media-type="image/png"/>
  <manifest:file-entry manifest:full-path="Pictures/10000000000000170000001A42952036C9108DC9.png" manifest:media-type="image/png"/>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1290000013685C6D937AB182400.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00000000127000001B8A571F882DCF75A27.png" manifest:media-type="image/png"/>
  <manifest:file-entry manifest:full-path="Pictures/10000000000001BD000001B2DAC88004AB5AA233.png" manifest:media-type="image/png"/>
  <manifest:file-entry manifest:full-path="Pictures/100002010000000C0000000CCC11847CD23973F3.png" manifest:media-type="image/png"/>
  <manifest:file-entry manifest:full-path="Pictures/100000000000001B00000015ABDC4A21C3E6D410.png" manifest:media-type="image/png"/>
  <manifest:file-entry manifest:full-path="Pictures/10000000000000FB0000015219505CF85534892C.png" manifest:media-type="image/png"/>
  <manifest:file-entry manifest:full-path="Pictures/10000000000001E8000000EA4BA337A8F2439485.png" manifest:media-type="image/png"/>
  <manifest:file-entry manifest:full-path="Pictures/10000201000003E8000000D2A7FE72F00FFCF111.png" manifest:media-type="image/png"/>
  <manifest:file-entry manifest:full-path="Pictures/10000000000000330000001B289F69429A64FA45.png" manifest:media-type="image/png"/>
  <manifest:file-entry manifest:full-path="Pictures/100000000000001A000000130CAEEDAD284926D7.png" manifest:media-type="image/png"/>
  <manifest:file-entry manifest:full-path="Pictures/100000000000010E000001620EB2E8E102648DB1.png" manifest:media-type="image/png"/>
  <manifest:file-entry manifest:full-path="Pictures/10000000000000170000001A7961CB9B517CAC94.png" manifest:media-type="image/png"/>
  <manifest:file-entry manifest:full-path="Pictures/1000020000000020000000206284DE9C05FFED8F.png" manifest:media-type="image/png"/>
  <manifest:file-entry manifest:full-path="Pictures/10000000000000180000001AF444B2DF221EFD5E.png" manifest:media-type="image/png"/>
  <manifest:file-entry manifest:full-path="Pictures/200000010000498900000348F681B124629A7D5A.svm" manifest:media-type="image/x-svm"/>
  <manifest:file-entry manifest:full-path="Pictures/10000200000005E2000000430E53CAA18AE2B585.png" manifest:media-type="image/png"/>
  <manifest:file-entry manifest:full-path="Pictures/10000000000001D3000000C8E66C5D45BDBF6131.png" manifest:media-type="image/png"/>
  <manifest:file-entry manifest:full-path="Pictures/100002000000002000000020A6BB2897B4B7679A.png" manifest:media-type="image/png"/>
  <manifest:file-entry manifest:full-path="Pictures/100002010000030B000001F15F3B0F41BA7EB313.png" manifest:media-type="image/png"/>
  <manifest:file-entry manifest:full-path="Pictures/100002010000028300000062A36B4F3AE7E54A10.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127000000C76C7A6283686676B7.png" manifest:media-type="image/png"/>
  <manifest:file-entry manifest:full-path="Pictures/100002000000004000000040A921DC3F36422ADC.png" manifest:media-type="image/png"/>
  <manifest:file-entry manifest:full-path="Pictures/100000000000014C000002C160116D2BFB182D32.png" manifest:media-type="image/png"/>
  <manifest:file-entry manifest:full-path="Pictures/10000000000002040000024BE7383CCC34176EF7.png" manifest:media-type="image/png"/>
  <manifest:file-entry manifest:full-path="Pictures/1000000000000186000001254EF7F67C52BE3A23.png" manifest:media-type="image/png"/>
  <manifest:file-entry manifest:full-path="Pictures/10000201000001F5000000AF97CB70F167569877.png" manifest:media-type="image/png"/>
  <manifest:file-entry manifest:full-path="Pictures/10000000000002A6000001E4FE011F67D6F20E97.png" manifest:media-type="image/png"/>
  <manifest:file-entry manifest:full-path="Pictures/100002010000010600000073587978656DB322A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73" style:family="table">
      <style:table-properties style:width="6.6667in" fo:margin-left="0.0083in" fo:margin-right="0.0181in" fo:margin-top="0in" fo:margin-bottom="0.1576in" table:align="margins" style:may-break-between-rows="true"/>
    </style:style>
    <style:style style:name="Table73.A" style:family="table-column">
      <style:table-column-properties style:column-width="1.4604in" style:rel-column-width="14356*"/>
    </style:style>
    <style:style style:name="Table73.B" style:family="table-column">
      <style:table-column-properties style:column-width="5.2063in"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382in"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382in" fo:border-left="none" fo:border-right="none" fo:border-top="none" fo:border-bottom="0.05pt solid #999999">
        <style:background-image/>
      </style:table-cell-properties>
    </style:style>
    <style:style style:name="Table73.B2" style:family="table-cell">
      <style:table-cell-properties fo:background-color="transparent" fo:padding="0.0382in" fo:border-left="none" fo:border-right="none" fo:border-top="none" fo:border-bottom="0.05pt solid #999999">
        <style:background-image/>
      </style:table-cell-properties>
    </style:style>
    <style:style style:name="Table73.A3" style:family="table-cell">
      <style:table-cell-properties fo:background-color="transparent" fo:padding="0.0382in" fo:border-left="none" fo:border-right="none" fo:border-top="none" fo:border-bottom="0.05pt solid #999999">
        <style:background-image/>
      </style:table-cell-properties>
    </style:style>
    <style:style style:name="Table73.B3" style:family="table-cell">
      <style:table-cell-properties fo:background-color="transparent" fo:padding="0.0382in"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382in" fo:border-left="none" fo:border-right="none" fo:border-top="none" fo:border-bottom="0.05pt solid #999999">
        <style:background-image/>
      </style:table-cell-properties>
    </style:style>
    <style:style style:name="Table73.B4" style:family="table-cell">
      <style:table-cell-properties fo:background-color="transparent" fo:padding="0.0382in" fo:border-left="none" fo:border-right="none" fo:border-top="none" fo:border-bottom="0.05pt solid #999999">
        <style:background-image/>
      </style:table-cell-properties>
    </style:style>
    <style:style style:name="Table73.A5" style:family="table-cell">
      <style:table-cell-properties fo:background-color="transparent" fo:padding="0.0382in" fo:border-left="none" fo:border-right="none" fo:border-top="none" fo:border-bottom="0.05pt solid #999999">
        <style:background-image/>
      </style:table-cell-properties>
    </style:style>
    <style:style style:name="Table73.B5" style:family="table-cell">
      <style:table-cell-properties fo:background-color="transparent" fo:padding="0.0382in" fo:border-left="none" fo:border-right="none" fo:border-top="none" fo:border-bottom="0.05pt solid #999999">
        <style:background-image/>
      </style:table-cell-properties>
    </style:style>
    <style:style style:name="Table73.A6" style:family="table-cell">
      <style:table-cell-properties fo:background-color="transparent" fo:padding="0.0382in" fo:border-left="none" fo:border-right="none" fo:border-top="none" fo:border-bottom="0.05pt solid #999999">
        <style:background-image/>
      </style:table-cell-properties>
    </style:style>
    <style:style style:name="Table73.B6" style:family="table-cell">
      <style:table-cell-properties fo:background-color="transparent" fo:padding="0.0382in" fo:border-left="none" fo:border-right="none" fo:border-top="none" fo:border-bottom="0.05pt solid #999999">
        <style:background-image/>
      </style:table-cell-properties>
    </style:style>
    <style:style style:name="Table73.A7" style:family="table-cell">
      <style:table-cell-properties fo:background-color="transparent" fo:padding="0.0382in" fo:border-left="none" fo:border-right="none" fo:border-top="none" fo:border-bottom="0.05pt solid #999999">
        <style:background-image/>
      </style:table-cell-properties>
    </style:style>
    <style:style style:name="Table73.B7" style:family="table-cell">
      <style:table-cell-properties fo:background-color="transparent" fo:padding="0.0382in" fo:border-left="none" fo:border-right="none" fo:border-top="none" fo:border-bottom="0.05pt solid #999999">
        <style:background-image/>
      </style:table-cell-properties>
    </style:style>
    <style:style style:name="Table73.A8" style:family="table-cell">
      <style:table-cell-properties fo:background-color="transparent" fo:padding="0.0382in" fo:border-left="none" fo:border-right="none" fo:border-top="none" fo:border-bottom="0.05pt solid #999999">
        <style:background-image/>
      </style:table-cell-properties>
    </style:style>
    <style:style style:name="Table73.B8" style:family="table-cell">
      <style:table-cell-properties fo:background-color="transparent" fo:padding="0.0382in" fo:border-left="none" fo:border-right="none" fo:border-top="none" fo:border-bottom="0.05pt solid #999999">
        <style:background-image/>
      </style:table-cell-properties>
    </style:style>
    <style:style style:name="Table73.A9" style:family="table-cell">
      <style:table-cell-properties fo:background-color="transparent" fo:padding="0.0382in" fo:border-left="none" fo:border-right="none" fo:border-top="none" fo:border-bottom="0.05pt solid #999999">
        <style:background-image/>
      </style:table-cell-properties>
    </style:style>
    <style:style style:name="Table73.B9" style:family="table-cell">
      <style:table-cell-properties fo:background-color="transparent" fo:padding="0.0382in" fo:border-left="none" fo:border-right="none" fo:border-top="none" fo:border-bottom="0.05pt solid #999999">
        <style:background-image/>
      </style:table-cell-properties>
    </style:style>
    <style:style style:name="Table73.A10" style:family="table-cell">
      <style:table-cell-properties fo:background-color="transparent" fo:padding="0.0382in" fo:border-left="none" fo:border-right="none" fo:border-top="none" fo:border-bottom="0.05pt solid #999999">
        <style:background-image/>
      </style:table-cell-properties>
    </style:style>
    <style:style style:name="Table73.B10" style:family="table-cell">
      <style:table-cell-properties fo:background-color="transparent" fo:padding="0.0382in"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3d67"/>
    </style:style>
    <style:style style:name="P22" style:family="paragraph" style:parent-style-name="Text_20_Note">
      <style:text-properties officeooo:paragraph-rsid="00d37d51"/>
    </style:style>
    <style:style style:name="P23"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4" style:family="paragraph" style:parent-style-name="Text_20_body">
      <style:paragraph-properties fo:margin-top="0in" fo:margin-bottom="0in" loext:contextual-spacing="false"/>
      <style:text-properties officeooo:rsid="00c34a4a" officeooo:paragraph-rsid="00c34a4a"/>
    </style:style>
    <style:style style:name="P25" style:family="paragraph" style:parent-style-name="Text_20_body">
      <style:paragraph-properties fo:margin-top="0in" fo:margin-bottom="0in" loext:contextual-spacing="false"/>
      <style:text-properties officeooo:paragraph-rsid="00c34a4a"/>
    </style:style>
    <style:style style:name="P26" style:family="paragraph" style:parent-style-name="Text_20_body">
      <style:paragraph-properties fo:margin-top="0in" fo:margin-bottom="0in" loext:contextual-spacing="false"/>
      <style:text-properties fo:language="en" fo:country="US" officeooo:rsid="0104f082" officeooo:paragraph-rsid="00c34a4a"/>
    </style:style>
    <style:style style:name="P27" style:family="paragraph" style:parent-style-name="Text_20_body" style:master-page-name="">
      <style:paragraph-properties style:page-number="auto" fo:keep-with-next="always"/>
      <style:text-properties officeooo:paragraph-rsid="00c34a4a"/>
    </style:style>
    <style:style style:name="P28" style:family="paragraph" style:parent-style-name="Text_20_Body_20_List_20_Intro" style:master-page-name="">
      <style:paragraph-properties fo:orphans="2" fo:widows="2" style:page-number="auto" fo:keep-with-next="auto"/>
      <style:text-properties officeooo:paragraph-rsid="00c34a4a"/>
    </style:style>
    <style:style style:name="P29" style:family="paragraph" style:parent-style-name="Text_20_Body_20_List_20_Intro" style:master-page-name="">
      <style:paragraph-properties style:page-number="auto"/>
    </style:style>
    <style:style style:name="P30" style:family="paragraph" style:parent-style-name="Text_20_body" style:master-page-name="">
      <style:paragraph-properties fo:keep-together="always" fo:orphans="0" fo:widows="0" style:page-number="auto"/>
      <style:text-properties officeooo:paragraph-rsid="00e70b12"/>
    </style:style>
    <style:style style:name="P31" style:family="paragraph" style:parent-style-name="Text_20_body" style:master-page-name="">
      <style:paragraph-properties fo:margin-top="0.0783in" fo:margin-bottom="0.0398in" loext:contextual-spacing="false" style:page-number="auto"/>
    </style:style>
    <style:style style:name="P32" style:family="paragraph" style:parent-style-name="Text_20_body">
      <style:paragraph-properties fo:margin-top="0in" fo:margin-bottom="0.0398in" loext:contextual-spacing="false"/>
    </style:style>
    <style:style style:name="P33" style:family="paragraph" style:parent-style-name="Title">
      <style:text-properties fo:language="en" fo:country="US" officeooo:rsid="001f0121" officeooo:paragraph-rsid="00c34a4a"/>
    </style:style>
    <style:style style:name="P34" style:family="paragraph" style:parent-style-name="Subtitle">
      <style:text-properties fo:language="en" fo:country="US" officeooo:rsid="001f0121" officeooo:paragraph-rsid="00c34a4a"/>
    </style:style>
    <style:style style:name="P35" style:family="paragraph" style:parent-style-name="Table_20_Contents">
      <style:text-properties fo:language="en" fo:country="US" officeooo:paragraph-rsid="00c34a4a"/>
    </style:style>
    <style:style style:name="P36" style:family="paragraph" style:parent-style-name="Table_20_Contents">
      <style:text-properties officeooo:paragraph-rsid="00c34a4a"/>
    </style:style>
    <style:style style:name="P37" style:family="paragraph" style:parent-style-name="Table_20_Contents">
      <style:paragraph-properties fo:margin-top="0.0311in" fo:margin-bottom="0.0193in" loext:contextual-spacing="false"/>
      <style:text-properties officeooo:paragraph-rsid="00b1a1b5"/>
    </style:style>
    <style:style style:name="P38"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40" style:family="paragraph" style:parent-style-name="Figure">
      <style:text-properties officeooo:paragraph-rsid="00c34a4a"/>
    </style:style>
    <style:style style:name="P41" style:family="paragraph" style:parent-style-name="Figure">
      <style:text-properties officeooo:paragraph-rsid="00cc5402"/>
    </style:style>
    <style:style style:name="P42" style:family="paragraph" style:parent-style-name="Figure">
      <style:text-properties officeooo:paragraph-rsid="00ce5592"/>
    </style:style>
    <style:style style:name="P43" style:family="paragraph" style:parent-style-name="Definition_20_Term">
      <style:text-properties officeooo:paragraph-rsid="00c34a4a"/>
    </style:style>
    <style:style style:name="P44" style:family="paragraph" style:parent-style-name="Definition_20_Term">
      <style:text-properties officeooo:paragraph-rsid="00cc5402"/>
    </style:style>
    <style:style style:name="P45" style:family="paragraph" style:parent-style-name="Definition_20_Term">
      <style:text-properties officeooo:paragraph-rsid="00ec7757"/>
    </style:style>
    <style:style style:name="P46" style:family="paragraph" style:parent-style-name="Text_20_body_20_indent">
      <style:text-properties officeooo:paragraph-rsid="00c34a4a"/>
    </style:style>
    <style:style style:name="P47" style:family="paragraph" style:parent-style-name="Text_20_body_20_indent">
      <style:text-properties officeooo:paragraph-rsid="00ca871d"/>
    </style:style>
    <style:style style:name="P48" style:family="paragraph" style:parent-style-name="Text_20_body_20_indent">
      <style:text-properties officeooo:paragraph-rsid="00cc5402"/>
    </style:style>
    <style:style style:name="P49" style:family="paragraph" style:parent-style-name="Text_20_body_20_indent">
      <style:text-properties officeooo:paragraph-rsid="00ec7757"/>
    </style:style>
    <style:style style:name="P50" style:family="paragraph" style:parent-style-name="Text_20_Body_20_List_20_Intro">
      <style:text-properties officeooo:paragraph-rsid="00c34a4a"/>
    </style:style>
    <style:style style:name="P51" style:family="paragraph" style:parent-style-name="Text_20_Body_20_List_20_Intro">
      <style:text-properties officeooo:paragraph-rsid="00c569ec"/>
    </style:style>
    <style:style style:name="P52" style:family="paragraph" style:parent-style-name="Text_20_Body_20_List_20_Intro">
      <style:text-properties officeooo:paragraph-rsid="00d990ee"/>
    </style:style>
    <style:style style:name="P53" style:family="paragraph" style:parent-style-name="Table_20_Heading">
      <style:text-properties officeooo:paragraph-rsid="00c34a4a"/>
    </style:style>
    <style:style style:name="P54" style:family="paragraph" style:parent-style-name="Contents_20_3">
      <style:paragraph-properties>
        <style:tab-stops>
          <style:tab-stop style:position="6.2929in" style:type="right" style:leader-style="dotted" style:leader-text="."/>
        </style:tab-stops>
      </style:paragraph-properties>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aption">
      <style:text-properties officeooo:paragraph-rsid="01032fc9"/>
    </style:style>
    <style:style style:name="P5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9" style:family="paragraph" style:parent-style-name="Heading_20_1">
      <style:text-properties officeooo:paragraph-rsid="00c34a4a"/>
    </style:style>
    <style:style style:name="P60" style:family="paragraph" style:parent-style-name="Heading_20_1" style:master-page-name="Front_20_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c34a4a"/>
    </style:style>
    <style:style style:name="P62" style:family="paragraph" style:parent-style-name="Heading_20_2">
      <style:text-properties officeooo:paragraph-rsid="00b1a1b5"/>
    </style:style>
    <style:style style:name="P63" style:family="paragraph" style:parent-style-name="Heading_20_2">
      <style:text-properties officeooo:paragraph-rsid="00c34a4a"/>
    </style:style>
    <style:style style:name="P64" style:family="paragraph" style:parent-style-name="Heading_20_3">
      <style:text-properties officeooo:rsid="01040c4d" officeooo:paragraph-rsid="00b1a1b5"/>
    </style:style>
    <style:style style:name="P65" style:family="paragraph" style:parent-style-name="Heading_20_3">
      <style:text-properties officeooo:paragraph-rsid="00c34a4a"/>
    </style:style>
    <style:style style:name="P66" style:family="paragraph" style:parent-style-name="Heading_20_Note">
      <style:text-properties officeooo:paragraph-rsid="00b1a1b5"/>
    </style:style>
    <style:style style:name="P67" style:family="paragraph" style:parent-style-name="Heading_20_Note">
      <style:text-properties officeooo:paragraph-rsid="00c34a4a"/>
    </style:style>
    <style:style style:name="P68" style:family="paragraph" style:parent-style-name="Heading_20_Note">
      <style:text-properties officeooo:paragraph-rsid="00d37d51"/>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0d37d51"/>
    </style:style>
    <style:style style:name="P75" style:family="paragraph" style:parent-style-name="List_20_1" style:list-style-name="List_20_1">
      <style:text-properties officeooo:paragraph-rsid="00c6dfd6"/>
    </style:style>
    <style:style style:name="P76" style:family="paragraph" style:parent-style-name="List_20_1" style:master-page-name="">
      <style:paragraph-properties style:page-number="auto" fo:keep-with-next="always"/>
      <style:text-properties officeooo:paragraph-rsid="00c34a4a"/>
    </style:style>
    <style:style style:name="P77" style:family="paragraph" style:parent-style-name="List_20_2">
      <style:text-properties officeooo:paragraph-rsid="00c34a4a"/>
    </style:style>
    <style:style style:name="P78" style:family="paragraph" style:parent-style-name="List_20_2">
      <style:text-properties officeooo:rsid="00d036c5" officeooo:paragraph-rsid="00d036c5"/>
    </style:style>
    <style:style style:name="P79" style:family="paragraph" style:parent-style-name="List_20_2" style:master-page-name="">
      <style:paragraph-properties fo:orphans="2" fo:widows="2" style:page-number="auto"/>
      <style:text-properties officeooo:paragraph-rsid="00c34a4a"/>
    </style:style>
    <style:style style:name="P80" style:family="paragraph" style:parent-style-name="Numbering_20_1">
      <style:text-properties officeooo:paragraph-rsid="00c34a4a"/>
    </style:style>
    <style:style style:name="P81" style:family="paragraph" style:parent-style-name="Numbering_20_1">
      <style:text-properties officeooo:paragraph-rsid="00d30a05"/>
    </style:style>
    <style:style style:name="P82" style:family="paragraph" style:parent-style-name="Numbering_20_1">
      <style:paragraph-properties fo:orphans="2" fo:widows="2"/>
      <style:text-properties officeooo:paragraph-rsid="00d30a05"/>
    </style:style>
    <style:style style:name="P83" style:family="paragraph" style:parent-style-name="Numbering_20_1" style:list-style-name="Numbering_20_1">
      <style:text-properties officeooo:paragraph-rsid="00d67ad2"/>
    </style:style>
    <style:style style:name="P84" style:family="paragraph" style:parent-style-name="Numbering_20_1" style:list-style-name="Numbering_20_1">
      <style:text-properties officeooo:paragraph-rsid="00c6dfd6"/>
    </style:style>
    <style:style style:name="P85" style:family="paragraph" style:parent-style-name="Numbering_20_1">
      <style:text-properties officeooo:paragraph-rsid="00d990ee"/>
    </style:style>
    <style:style style:name="P86"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style:font-name="Times New Roman"/>
    </style:style>
    <style:style style:name="T11" style:family="text">
      <style:text-properties officeooo:rsid="00232bb6"/>
    </style:style>
    <style:style style:name="T12" style:family="text">
      <style:text-properties officeooo:rsid="00ead278"/>
    </style:style>
    <style:style style:name="T13" style:family="text">
      <style:text-properties officeooo:rsid="012890ff"/>
    </style:style>
    <style:style style:name="T14" style:family="text">
      <style:text-properties officeooo:rsid="00b8c1d0"/>
    </style:style>
    <style:style style:name="T15" style:family="text">
      <style:text-properties fo:font-size="10.5pt" style:font-size-asian="10.5pt" style:font-size-complex="10.5pt"/>
    </style:style>
    <style:style style:name="T16" style:family="text">
      <style:text-properties fo:font-size="10.5pt" style:font-size-complex="10.5pt"/>
    </style:style>
    <style:style style:name="T17" style:family="text">
      <style:text-properties officeooo:rsid="00c00835"/>
    </style:style>
    <style:style style:name="T18" style:family="text">
      <style:text-properties officeooo:rsid="00c34a4a"/>
    </style:style>
    <style:style style:name="T19" style:family="text">
      <style:text-properties officeooo:rsid="005455b0"/>
    </style:style>
    <style:style style:name="T20" style:family="text">
      <style:text-properties officeooo:rsid="013ff772"/>
    </style:style>
    <style:style style:name="T21" style:family="text">
      <style:text-properties text:display="none"/>
    </style:style>
    <style:style style:name="T22" style:family="text">
      <style:text-properties officeooo:rsid="01429287"/>
    </style:style>
    <style:style style:name="T23" style:family="text">
      <style:text-properties officeooo:rsid="014a86eb"/>
    </style:style>
    <style:style style:name="T24" style:family="text">
      <style:text-properties officeooo:rsid="014398fb"/>
    </style:style>
    <style:style style:name="T25" style:family="text">
      <style:text-properties officeooo:rsid="014dc5e0"/>
    </style:style>
    <style:style style:name="T26" style:family="text">
      <style:text-properties officeooo:rsid="0144b8c2"/>
    </style:style>
    <style:style style:name="T27" style:family="text">
      <style:text-properties officeooo:rsid="004b79c7"/>
    </style:style>
    <style:style style:name="T28" style:family="text">
      <style:text-properties officeooo:rsid="014c3fd2"/>
    </style:style>
    <style:style style:name="T29" style:family="text">
      <style:text-properties officeooo:rsid="01460211"/>
    </style:style>
    <style:style style:name="T30" style:family="text">
      <style:text-properties officeooo:rsid="005d883a"/>
    </style:style>
    <style:style style:name="T31" style:family="text">
      <style:text-properties officeooo:rsid="0147f456"/>
    </style:style>
    <style:style style:name="T32" style:family="text">
      <style:text-properties officeooo:rsid="01498fbe"/>
    </style:style>
    <style:style style:name="T33" style:family="text">
      <style:text-properties officeooo:rsid="00c569ec"/>
    </style:style>
    <style:style style:name="T34" style:family="text">
      <style:text-properties officeooo:rsid="00c5a5c6"/>
    </style:style>
    <style:style style:name="T35" style:family="text">
      <style:text-properties officeooo:rsid="00c6dfd6"/>
    </style:style>
    <style:style style:name="T36" style:family="text">
      <style:text-properties officeooo:rsid="00c79ef3"/>
    </style:style>
    <style:style style:name="T37" style:family="text">
      <style:text-properties officeooo:rsid="00c976e3"/>
    </style:style>
    <style:style style:name="T38" style:family="text">
      <style:text-properties officeooo:rsid="00ca468a"/>
    </style:style>
    <style:style style:name="T39" style:family="text">
      <style:text-properties officeooo:rsid="00ca871d"/>
    </style:style>
    <style:style style:name="T40" style:family="text">
      <style:text-properties officeooo:rsid="00cc5402"/>
    </style:style>
    <style:style style:name="T41" style:family="text">
      <style:text-properties officeooo:rsid="00ce5592"/>
    </style:style>
    <style:style style:name="T42" style:family="text">
      <style:text-properties officeooo:rsid="00d036c5"/>
    </style:style>
    <style:style style:name="T43" style:family="text">
      <style:text-properties officeooo:rsid="00d13407"/>
    </style:style>
    <style:style style:name="T44" style:family="text">
      <style:text-properties officeooo:rsid="00d30a05"/>
    </style:style>
    <style:style style:name="T45" style:family="text">
      <style:text-properties officeooo:rsid="00d33d67"/>
    </style:style>
    <style:style style:name="T46" style:family="text">
      <style:text-properties officeooo:rsid="00d37d51"/>
    </style:style>
    <style:style style:name="T47" style:family="text">
      <style:text-properties officeooo:rsid="00d4b743"/>
    </style:style>
    <style:style style:name="T48" style:family="text">
      <style:text-properties officeooo:rsid="00d67ad2"/>
    </style:style>
    <style:style style:name="T49" style:family="text">
      <style:text-properties officeooo:rsid="00d6ee0f"/>
    </style:style>
    <style:style style:name="T50" style:family="text">
      <style:text-properties officeooo:rsid="00d990ee"/>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4" fo:font-size="11pt" officeooo:rsid="00f4ac61" style:font-size-asian="10.5pt"/>
    </style:style>
    <style:style style:name="T65" style:family="text">
      <style:text-properties officeooo:rsid="00f8f409"/>
    </style:style>
    <style:style style:name="T66" style:family="text">
      <style:text-properties officeooo:rsid="00fa19cc"/>
    </style:style>
    <style:style style:name="T67" style:family="text">
      <style:text-properties officeooo:rsid="00fc1130"/>
    </style:style>
    <style:style style:name="T68" style:family="text">
      <style:text-properties officeooo:rsid="00fc8607"/>
    </style:style>
    <style:style style:name="T69" style:family="text">
      <style:text-properties officeooo:rsid="0109bcce"/>
    </style:style>
    <style:style style:name="T70" style:family="text">
      <style:text-properties style:font-name="Liberation Sans2" fo:font-size="11pt" fo:font-style="italic" officeooo:rsid="0109bcce" style:font-size-asian="10.5pt" style:font-style-asian="italic" style:font-weight-asian="normal" style:font-size-complex="12pt" style:font-style-complex="italic" style:font-weight-complex="normal"/>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style:vertical-pos="top" style:vertical-rel="baseline"/>
    </style:style>
    <style:style style:name="fr3"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4"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style:wrap="none" style:vertical-pos="top" style:vertical-rel="baseline" style:horizontal-pos="center"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hadow="none" draw:shadow-opacity="100%">
        <style:columns fo:column-count="1" fo:column-gap="0in"/>
      </style:graphic-properties>
    </style:style>
    <style:style style:name="fr8" style:family="graphic" style:parent-style-name="Frame">
      <style:graphic-properties style:wrap="none" style:vertical-pos="top" style:vertical-rel="baseline" style:horizontal-pos="from-left" style:horizontal-rel="paragraph" fo:padding="0in" fo:border="none" style:shadow="none" draw:shadow-opacity="100%">
        <style:columns fo:column-count="1" fo:column-gap="0in"/>
      </style:graphic-properties>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0575in, 0in, 0.0516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23"><text:span text:style-name="T18">Calc</text:span> Guide</text:p>
      <text:p text:style-name="P33">Chapter <text:span text:style-name="T18">1</text:span><text:line-break/>Introducing Calc</text:p>
      <text:p text:style-name="P34">Použití <text:span text:style-name="T68">t</text:span>abulkových sešitů v LibreOffice</text:p>
      <text:section text:style-name="Sect1" text:name="CG6201S1" text:condition="ooow:book eq 1" text:display="condition">
        <text:h text:style-name="P60" text:outline-level="1"><text:bookmark-start text:name="__RefHeading__5636_1566568644"/>Autorská práva<text:bookmark-end text:name="__RefHeading__5636_1566568644"/></text:h>
        <text:p text:style-name="P5">This document is Copyright <text:span text:style-name="T10">©</text:span> <text:creation-date style:data-style-name="N10121">2019</text:creation-date><text:s/>by <text:span text:style-name="T11">the LibreOffice Documentation Team. C</text:span>ontributors a<text:span text:style-name="T11">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1">http://creativecommons.org/licenses/by/4.0/</text:span></text:a>), version <text:span text:style-name="T11">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OpenOffice.org 3.3 </text:span><text:span text:style-name="Emphasis"><text:span text:style-name="T18">Calc Guide</text:span></text:span>.</text:p>
        <text:h text:style-name="P64" text:outline-level="3"><text:bookmark-start text:name="__RefHeading___Toc1847_1473846649"/>Pro <text:span text:style-name="T14">t</text:span>oto <text:span text:style-name="T14">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Cathy Crumbley</text:p>
            </table:table-cell>
            <table:table-cell office:value-type="string">
              <text:p text:style-name="P24">Kees Kriek</text:p>
            </table:table-cell>
            <table:table-cell office:value-type="string">
              <text:p text:style-name="P24">Jean Hollis Weber</text:p>
            </table:table-cell>
          </table:table-row>
        </table:table>
        <text:h text:style-name="P64"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6">Barbara Duprey</text:p>
            </table:table-cell>
            <table:table-cell office:value-type="string">
              <text:p text:style-name="P26">Gabriel Godoy</text:p>
            </table:table-cell>
            <table:table-cell office:value-type="string">
              <text:p text:style-name="P26">Jean Hollis Weber</text:p>
            </table:table-cell>
          </table:table-row>
          <table:table-row>
            <table:table-cell office:value-type="string">
              <text:p text:style-name="P26">John A Smith</text:p>
            </table:table-cell>
            <table:table-cell office:value-type="string">
              <text:p text:style-name="P25"><text:span text:style-name="T7">Ch</text:span><text:span text:style-name="T9">r</text:span><text:span text:style-name="T7">istian Chenal</text:span></text:p>
            </table:table-cell>
            <table:table-cell office:value-type="string">
              <text:p text:style-name="P26">Laurent Balland-Poirier</text:p>
            </table:table-cell>
          </table:table-row>
          <table:table-row>
            <table:table-cell office:value-type="string">
              <text:p text:style-name="P26">Philippe Clément</text:p>
            </table:table-cell>
            <table:table-cell office:value-type="string">
              <text:p text:style-name="P26">Pierre-Yves Samyn</text:p>
            </table:table-cell>
            <table:table-cell office:value-type="string">
              <text:p text:style-name="P26">Shelagh Manton</text:p>
            </table:table-cell>
          </table:table-row>
          <table:table-row>
            <table:table-cell office:value-type="string">
              <text:p text:style-name="P26">Peter Schofield</text:p>
            </table:table-cell>
            <table:table-cell office:value-type="string">
              <text:p text:style-name="P26"/>
            </table:table-cell>
            <table:table-cell office:value-type="string">
              <text:p text:style-name="P26"/>
            </table:table-cell>
          </table:table-row>
        </table:table>
        <text:h text:style-name="P62"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7924872" text:style-name="Heading_20_Note">
          <text:list-item>
            <text:p text:style-name="P66">Poznámka</text:p>
          </text:list-item>
        </text:list>
        <text:p text:style-name="P18">Vše, co do e-mailové konference pošlete, včetně e-mailové adresy a dalších osobních informací uvedených ve zprávě, bude veřejně viditelné bez možnosti smazání.</text:p>
        <text:h text:style-name="P62" text:outline-level="2"><text:bookmark-start text:name="__RefHeading__5644_1566568644"/>Datum vydání a verze programu<text:bookmark-end text:name="__RefHeading__5644_1566568644"/></text:h>
        <text:p text:style-name="P6">Published <text:span text:style-name="T18">June</text:span> 201<text:span text:style-name="T18">9</text:span>. Based on LibreOffice <text:span text:style-name="T12">6.2</text:span>.</text:p>
        <text:h text:style-name="Heading_20_2" text:outline-level="2"><text:bookmark-start text:name="__RefHeading___Toc4650_402817234"/><text:span text:style-name="T17">Poznámka pro uživatele systému</text:span> macOS <text:span text:style-name="T17"/><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Výsledek</text:p>
            </table:table-cell>
          </table:table-row>
          <table:table-row table:style-name="Table4.1">
            <table:table-cell table:style-name="Table4.A2" office:value-type="string">
              <text:p text:style-name="P37">Výběr v nabídce <text:span text:style-name="Strong_20_Emphasis"><text:span text:style-name="T16">Nástroje &gt; Možnosti</text:span></text:span><text:span text:style-name="T15"/></text:p>
            </table:table-cell>
            <table:table-cell table:style-name="Table4.B2" office:value-type="string">
              <text:p text:style-name="P37"><text:span text:style-name="Strong_20_Emphasis"><text:span text:style-name="T16">LibreOffice &gt; Předvolby</text:span></text:span></text:p>
            </table:table-cell>
            <table:table-cell table:style-name="Table4.B2" office:value-type="string">
              <text:p text:style-name="P38">Otevře nastavení s možnostmi</text:p>
            </table:table-cell>
          </table:table-row>
          <table:table-row table:style-name="Table4.1">
            <table:table-cell table:style-name="Table4.A2" office:value-type="string">
              <text:p text:style-name="P37"><text:span text:style-name="Keystroke"><text:span text:style-name="T15">Klepnutí pravým tlačítkem</text:span></text:span></text:p>
            </table:table-cell>
            <table:table-cell table:style-name="Table4.A2" office:value-type="string">
              <text:p text:style-name="P38">Control + klepnutí a/nebo klepnutí pravým tlačítkem v závislosti na operačním systému počítače</text:p>
            </table:table-cell>
            <table:table-cell table:style-name="Table4.B2" office:value-type="string">
              <text:p text:style-name="P38">Otevře se místní nabídka</text:p>
            </table:table-cell>
          </table:table-row>
          <table:table-row table:style-name="Table4.1">
            <table:table-cell table:style-name="Table4.A2" office:value-type="string">
              <text:p text:style-name="P37"><text:span text:style-name="Keystroke"><text:span text:style-name="T15">Ctrl (Control)</text:span></text:span></text:p>
            </table:table-cell>
            <table:table-cell table:style-name="Table4.A2" office:value-type="string">
              <text:p text:style-name="P38">⌘ (Command)</text:p>
            </table:table-cell>
            <table:table-cell table:style-name="Table4.A2" office:value-type="string">
              <text:p text:style-name="P38">Používá se i s jinými klávesami</text:p>
            </table:table-cell>
          </table:table-row>
          <table:table-row table:style-name="Table4.1">
            <table:table-cell table:style-name="Table4.A2" office:value-type="string">
              <text:p text:style-name="P37"><text:span text:style-name="Keystroke"><text:span text:style-name="T15">F5</text:span></text:span></text:p>
            </table:table-cell>
            <table:table-cell table:style-name="Table4.A2" office:value-type="string">
              <text:p text:style-name="P37"><text:span text:style-name="Keystroke"><text:span text:style-name="T15">Shift + ⌘ + F5</text:span></text:span></text:p>
            </table:table-cell>
            <table:table-cell table:style-name="Table4.A2" office:value-type="string">
              <text:p text:style-name="P38">Otevře Navigátor</text:p>
            </table:table-cell>
          </table:table-row>
          <table:table-row table:style-name="Table4.1">
            <table:table-cell table:style-name="Table4.A2" office:value-type="string">
              <text:p text:style-name="P37"><text:span text:style-name="Keystroke"><text:span text:style-name="T15">F11</text:span></text:span></text:p>
            </table:table-cell>
            <table:table-cell table:style-name="Table4.A2" office:value-type="string">
              <text:p text:style-name="P37"><text:span text:style-name="Keystroke"><text:span text:style-name="T15">⌘ + T</text:span></text:span></text:p>
            </table:table-cell>
            <table:table-cell table:style-name="Table4.A2" office:value-type="string">
              <text:p text:style-name="P38">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4"><text:a xlink:type="simple" xlink:href="#__RefHeading___Toc1847_1473846649" text:style-name="Index_20_Link" text:visited-style-name="Index_20_Link">Pro toto vydání<text:tab/>2</text:a></text:p>
            <text:p text:style-name="P54"><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5"><text:a xlink:type="simple" xlink:href="#__RefHeading___Toc4650_402817234" text:style-name="Index_20_Link" text:visited-style-name="Index_20_Link">Poznámka pro uživatele systému macOS<text:tab/>2</text:a></text:p>
            <text:p text:style-name="P56"><text:a xlink:type="simple" xlink:href="#__RefHeading__5648_1566568644" text:style-name="Index_20_Link" text:visited-style-name="Index_20_Link">Co je Calc?<text:tab/>5</text:a></text:p>
            <text:p text:style-name="P56"><text:a xlink:type="simple" xlink:href="#__RefHeading__18011_116595067" text:style-name="Index_20_Link" text:visited-style-name="Index_20_Link">Sešity, listy, a buňky<text:tab/>5</text:a></text:p>
            <text:p text:style-name="P56"><text:a xlink:type="simple" xlink:href="#__RefHeading__18013_116595067" text:style-name="Index_20_Link" text:visited-style-name="Index_20_Link">Hlavní okno programu Calc<text:tab/>5</text:a></text:p>
            <text:p text:style-name="P55"><text:a xlink:type="simple" xlink:href="#__RefHeading__15991_528441630" text:style-name="Index_20_Link" text:visited-style-name="Index_20_Link">Záhlaví okna<text:tab/>5</text:a></text:p>
            <text:p text:style-name="P55"><text:a xlink:type="simple" xlink:href="#__RefHeading__16770_19373606" text:style-name="Index_20_Link" text:visited-style-name="Index_20_Link">Hlavní nabídka<text:tab/>6</text:a></text:p>
            <text:p text:style-name="P55"><text:a xlink:type="simple" xlink:href="#__RefHeading__18017_116595067" text:style-name="Index_20_Link" text:visited-style-name="Index_20_Link">Nástrojové lišty<text:tab/>7</text:a></text:p>
            <text:p text:style-name="P54"><text:a xlink:type="simple" xlink:href="#__RefHeading___Toc22577_734154040" text:style-name="Index_20_Link" text:visited-style-name="Index_20_Link">Lišta vzorců<text:tab/>7</text:a></text:p>
            <text:p text:style-name="P54"><text:a xlink:type="simple" xlink:href="#__RefHeading___Toc19307_1331044473" text:style-name="Index_20_Link" text:visited-style-name="Index_20_Link">Stavový řádek<text:tab/>8</text:a></text:p>
            <text:p text:style-name="P55"><text:a xlink:type="simple" xlink:href="#__RefHeading___Toc22579_734154040" text:style-name="Index_20_Link" text:visited-style-name="Index_20_Link">Postranní lišta<text:tab/>9</text:a></text:p>
            <text:p text:style-name="P55"><text:a xlink:type="simple" xlink:href="#__RefHeading___Toc19309_1331044473" text:style-name="Index_20_Link" text:visited-style-name="Index_20_Link">Rozvržení sešitu<text:tab/>10</text:a></text:p>
            <text:p text:style-name="P54"><text:a xlink:type="simple" xlink:href="#__RefHeading__18021_116595067" text:style-name="Index_20_Link" text:visited-style-name="Index_20_Link">Jednotlivé buňky<text:tab/>10</text:a></text:p>
            <text:p text:style-name="P54"><text:a xlink:type="simple" xlink:href="#__RefHeading__18023_116595067" text:style-name="Index_20_Link" text:visited-style-name="Index_20_Link">Karty listů<text:tab/>11</text:a></text:p>
            <text:p text:style-name="P56"><text:a xlink:type="simple" xlink:href="#__RefHeading___Toc19311_1331044473" text:style-name="Index_20_Link" text:visited-style-name="Index_20_Link">Creating, opening, and saving spreadsheets<text:tab/>11</text:a></text:p>
            <text:p text:style-name="P55"><text:a xlink:type="simple" xlink:href="#__RefHeading__91091_1332025858" text:style-name="Index_20_Link" text:visited-style-name="Index_20_Link">Creating and opening<text:tab/>11</text:a></text:p>
            <text:p text:style-name="P55"><text:a xlink:type="simple" xlink:href="#__RefHeading__16738_584504187" text:style-name="Index_20_Link" text:visited-style-name="Index_20_Link">Using templates<text:tab/>11</text:a></text:p>
            <text:p text:style-name="P55"><text:a xlink:type="simple" xlink:href="#__RefHeading__91093_1332025858" text:style-name="Index_20_Link" text:visited-style-name="Index_20_Link">Otevírání souboru CSV<text:tab/>11</text:a></text:p>
            <text:p text:style-name="P55"><text:a xlink:type="simple" xlink:href="#__RefHeading__18031_11659506721111" text:style-name="Index_20_Link" text:visited-style-name="Index_20_Link">Ukládání sešitů<text:tab/>13</text:a></text:p>
            <text:p text:style-name="P55"><text:a xlink:type="simple" xlink:href="#__RefHeading__18037_11659506721111" text:style-name="Index_20_Link" text:visited-style-name="Index_20_Link">Saving in other formats<text:tab/>13</text:a></text:p>
            <text:p text:style-name="P56"><text:a xlink:type="simple" xlink:href="#__RefHeading__11091_584504187" text:style-name="Index_20_Link" text:visited-style-name="Index_20_Link">Ochrana heslem<text:tab/>15</text:a></text:p>
            <text:p text:style-name="P56"><text:a xlink:type="simple" xlink:href="#__RefHeading__16469_357033921" text:style-name="Index_20_Link" text:visited-style-name="Index_20_Link">Pohyb v sešitech<text:tab/>15</text:a></text:p>
            <text:p text:style-name="P55"><text:a xlink:type="simple" xlink:href="#__RefHeading__74074_1365249792" text:style-name="Index_20_Link" text:visited-style-name="Index_20_Link">Pohyb mezi buňkami<text:tab/>15</text:a></text:p>
            <text:p text:style-name="P55"><text:a xlink:type="simple" xlink:href="#__RefHeading__74078_1365249792" text:style-name="Index_20_Link" text:visited-style-name="Index_20_Link">Pohyb mezi listy<text:tab/>16</text:a></text:p>
            <text:p text:style-name="P55"><text:a xlink:type="simple" xlink:href="#__RefHeading__30395_1380607024" text:style-name="Index_20_Link" text:visited-style-name="Index_20_Link">Pohyb pomocí klávesnice<text:tab/>17</text:a></text:p>
            <text:p text:style-name="P54"><text:a xlink:type="simple" xlink:href="#__RefHeading___Toc22581_734154040" text:style-name="Index_20_Link" text:visited-style-name="Index_20_Link">Přizpůsobení klávesy Enter<text:tab/>18</text:a></text:p>
            <text:p text:style-name="P56"><text:a xlink:type="simple" xlink:href="#__RefHeading__18051_116595067" text:style-name="Index_20_Link" text:visited-style-name="Index_20_Link">Výběr položek v sešitu<text:tab/>18</text:a></text:p>
            <text:p text:style-name="P55"><text:a xlink:type="simple" xlink:href="#__RefHeading__91919_1332025858" text:style-name="Index_20_Link" text:visited-style-name="Index_20_Link">Výběr buňky<text:tab/>18</text:a></text:p>
            <text:p text:style-name="P54"><text:a xlink:type="simple" xlink:href="#__RefHeading__30399_1380607024" text:style-name="Index_20_Link" text:visited-style-name="Index_20_Link">Jedna buňka<text:tab/>18</text:a></text:p>
            <text:p text:style-name="P54"><text:a xlink:type="simple" xlink:href="#__RefHeading__30401_1380607024" text:style-name="Index_20_Link" text:visited-style-name="Index_20_Link">Souvislá oblast buněk<text:tab/>18</text:a></text:p>
            <text:p text:style-name="P54"><text:a xlink:type="simple" xlink:href="#__RefHeading__30403_1380607024" text:style-name="Index_20_Link" text:visited-style-name="Index_20_Link">Nesouvislá oblast buněk<text:tab/>19</text:a></text:p>
            <text:p text:style-name="P55"><text:a xlink:type="simple" xlink:href="#__RefHeading__74084_1365249792" text:style-name="Index_20_Link" text:visited-style-name="Index_20_Link">Výběr sloupců a řádků<text:tab/>19</text:a></text:p>
            <text:p text:style-name="P54"><text:a xlink:type="simple" xlink:href="#__RefHeading__30405_1380607024" text:style-name="Index_20_Link" text:visited-style-name="Index_20_Link">Jediný sloupec nebo řádek<text:tab/>19</text:a></text:p>
            <text:p text:style-name="P54"><text:a xlink:type="simple" xlink:href="#__RefHeading__30407_1380607024" text:style-name="Index_20_Link" text:visited-style-name="Index_20_Link">Více sloupců nebo řádků<text:tab/>19</text:a></text:p>
            <text:p text:style-name="P54"><text:a xlink:type="simple" xlink:href="#__RefHeading__30409_1380607024" text:style-name="Index_20_Link" text:visited-style-name="Index_20_Link">Celý list<text:tab/>20</text:a></text:p>
            <text:p text:style-name="P55"><text:a xlink:type="simple" xlink:href="#__RefHeading__30411_1380607024" text:style-name="Index_20_Link" text:visited-style-name="Index_20_Link">Výběr listů<text:tab/>20</text:a></text:p>
            <text:p text:style-name="P54"><text:a xlink:type="simple" xlink:href="#__RefHeading__30413_1380607024" text:style-name="Index_20_Link" text:visited-style-name="Index_20_Link">Jeden list<text:tab/>20</text:a></text:p>
            <text:p text:style-name="P54"><text:a xlink:type="simple" xlink:href="#__RefHeading__30415_1380607024" text:style-name="Index_20_Link" text:visited-style-name="Index_20_Link">Několik sousedících listů<text:tab/>20</text:a></text:p>
            <text:p text:style-name="P54"><text:a xlink:type="simple" xlink:href="#__RefHeading__6585_1826898278" text:style-name="Index_20_Link" text:visited-style-name="Index_20_Link">Několik nesousedících listů<text:tab/>20</text:a></text:p>
            <text:p text:style-name="P54"><text:soft-page-break/><text:a xlink:type="simple" xlink:href="#__RefHeading__6587_1826898278" text:style-name="Index_20_Link" text:visited-style-name="Index_20_Link">Všechny listy<text:tab/>20</text:a></text:p>
            <text:p text:style-name="P56"><text:a xlink:type="simple" xlink:href="#__RefHeading__91921_1332025858" text:style-name="Index_20_Link" text:visited-style-name="Index_20_Link">Práce se sloupci a řádky<text:tab/>20</text:a></text:p>
            <text:p text:style-name="P55"><text:a xlink:type="simple" xlink:href="#__RefHeading__91923_1332025858" text:style-name="Index_20_Link" text:visited-style-name="Index_20_Link">Vkládání sloupců a řádků<text:tab/>20</text:a></text:p>
            <text:p text:style-name="P54"><text:a xlink:type="simple" xlink:href="#__RefHeading__6589_1826898278" text:style-name="Index_20_Link" text:visited-style-name="Index_20_Link">Jediný sloupec nebo řádek<text:tab/>20</text:a></text:p>
            <text:p text:style-name="P54"><text:a xlink:type="simple" xlink:href="#__RefHeading__6591_1826898278" text:style-name="Index_20_Link" text:visited-style-name="Index_20_Link">Více sloupců nebo řádků<text:tab/>21</text:a></text:p>
            <text:p text:style-name="P55"><text:a xlink:type="simple" xlink:href="#__RefHeading__30909_1380607024" text:style-name="Index_20_Link" text:visited-style-name="Index_20_Link">Mazání sloupců a řádků<text:tab/>21</text:a></text:p>
            <text:p text:style-name="P54"><text:a xlink:type="simple" xlink:href="#__RefHeading__6593_1826898278" text:style-name="Index_20_Link" text:visited-style-name="Index_20_Link">Jediný sloupec nebo řádek<text:tab/>21</text:a></text:p>
            <text:p text:style-name="P54"><text:a xlink:type="simple" xlink:href="#__RefHeading__6595_1826898278" text:style-name="Index_20_Link" text:visited-style-name="Index_20_Link">Více sloupců nebo řádků<text:tab/>21</text:a></text:p>
            <text:p text:style-name="P55"><text:a xlink:type="simple" xlink:href="#__RefHeading___Toc13879_3101759058" text:style-name="Index_20_Link" text:visited-style-name="Index_20_Link">Mazání buněk<text:tab/>21</text:a></text:p>
            <text:p text:style-name="P56"><text:a xlink:type="simple" xlink:href="#__RefHeading__91925_1332025858" text:style-name="Index_20_Link" text:visited-style-name="Index_20_Link">Práce se sešity<text:tab/>22</text:a></text:p>
            <text:p text:style-name="P55"><text:a xlink:type="simple" xlink:href="#__RefHeading__91938_1332025858" text:style-name="Index_20_Link" text:visited-style-name="Index_20_Link">Vkládání nového listu<text:tab/>22</text:a></text:p>
            <text:p text:style-name="P54"><text:a xlink:type="simple" xlink:href="#__RefHeading__31369_1380607024" text:style-name="Index_20_Link" text:visited-style-name="Index_20_Link">Přesouvání a kopírování listů<text:tab/>22</text:a></text:p>
            <text:p text:style-name="P54"><text:a xlink:type="simple" xlink:href="#__RefHeading__31371_1380607024" text:style-name="Index_20_Link" text:visited-style-name="Index_20_Link">Přetahování<text:tab/>23</text:a></text:p>
            <text:p text:style-name="P54"><text:a xlink:type="simple" xlink:href="#__RefHeading__31373_1380607024" text:style-name="Index_20_Link" text:visited-style-name="Index_20_Link">Using Move/Copy Sheet dialog<text:tab/>23</text:a></text:p>
            <text:p text:style-name="P55"><text:a xlink:type="simple" xlink:href="#__RefHeading__31375_1380607024" text:style-name="Index_20_Link" text:visited-style-name="Index_20_Link">Mazání listů<text:tab/>24</text:a></text:p>
            <text:p text:style-name="P55"><text:a xlink:type="simple" xlink:href="#__RefHeading__31377_1380607024" text:style-name="Index_20_Link" text:visited-style-name="Index_20_Link">Přejmenování listů<text:tab/>24</text:a></text:p>
            <text:p text:style-name="P56"><text:a xlink:type="simple" xlink:href="#__RefHeading__18073_116595067" text:style-name="Index_20_Link" text:visited-style-name="Index_20_Link">Zobrazení v programu Calc<text:tab/>24</text:a></text:p>
            <text:p text:style-name="P55"><text:a xlink:type="simple" xlink:href="#__RefHeading__92165_1332025858" text:style-name="Index_20_Link" text:visited-style-name="Index_20_Link">Změna zobrazení dokumentu<text:tab/>24</text:a></text:p>
            <text:p text:style-name="P55"><text:a xlink:type="simple" xlink:href="#__RefHeading__74106_1365249792" text:style-name="Index_20_Link" text:visited-style-name="Index_20_Link">Ukotvení řádků a sloupců<text:tab/>24</text:a></text:p>
            <text:p text:style-name="P55"><text:a xlink:type="simple" xlink:href="#__RefHeading__8569_1705546372" text:style-name="Index_20_Link" text:visited-style-name="Index_20_Link">Zrušení ukotvení<text:tab/>25</text:a></text:p>
            <text:p text:style-name="P55"><text:a xlink:type="simple" xlink:href="#__RefHeading__74108_1365249792" text:style-name="Index_20_Link" text:visited-style-name="Index_20_Link">Rozdělení obrazovky<text:tab/>25</text:a></text:p>
            <text:p text:style-name="P54"><text:a xlink:type="simple" xlink:href="#__RefHeading__92167_1332025858" text:style-name="Index_20_Link" text:visited-style-name="Index_20_Link">Vodorovné nebo svislé rozdělení obrazovky<text:tab/>25</text:a></text:p>
            <text:p text:style-name="P54"><text:a xlink:type="simple" xlink:href="#__RefHeading__9135_1266506079" text:style-name="Index_20_Link" text:visited-style-name="Index_20_Link">Splitting both horizontally and vertically<text:tab/>26</text:a></text:p>
            <text:p text:style-name="P55"><text:a xlink:type="simple" xlink:href="#__RefHeading__9137_1266506079" text:style-name="Index_20_Link" text:visited-style-name="Index_20_Link">Odebrání rozdělení obrazovky<text:tab/>26</text:a></text:p>
            <text:p text:style-name="P56"><text:a xlink:type="simple" xlink:href="#__RefHeading__34434026" text:style-name="Index_20_Link" text:visited-style-name="Index_20_Link">Použití Navigátoru<text:tab/>26</text:a></text:p>
            <text:p text:style-name="P56"><text:a xlink:type="simple" xlink:href="#__RefHeading__16742_584504187" text:style-name="Index_20_Link" text:visited-style-name="Index_20_Link">Používání vlastností dokumentu<text:tab/>28</text:a></text:p>
            <text:p text:style-name="P55"><text:a xlink:type="simple" xlink:href="#__RefHeading__93940_1332025858" text:style-name="Index_20_Link" text:visited-style-name="Index_20_Link">Obecné<text:tab/>28</text:a></text:p>
            <text:p text:style-name="P55"><text:a xlink:type="simple" xlink:href="#__RefHeading__93942_1332025858" text:style-name="Index_20_Link" text:visited-style-name="Index_20_Link">Popis<text:tab/>28</text:a></text:p>
            <text:p text:style-name="P55"><text:a xlink:type="simple" xlink:href="#__RefHeading__93944_1332025858" text:style-name="Index_20_Link" text:visited-style-name="Index_20_Link">Vlastní vlastnosti<text:tab/>29</text:a></text:p>
            <text:p text:style-name="P55"><text:a xlink:type="simple" xlink:href="#__RefHeading___Toc22589_734154040" text:style-name="Index_20_Link" text:visited-style-name="Index_20_Link">Vlastnosti CMIS<text:tab/>29</text:a></text:p>
            <text:p text:style-name="P55"><text:a xlink:type="simple" xlink:href="#__RefHeading__93948_1332025858" text:style-name="Index_20_Link" text:visited-style-name="Index_20_Link">Zabezpečení<text:tab/>29</text:a></text:p>
            <text:p text:style-name="P55"><text:a xlink:type="simple" xlink:href="#__RefHeading__8239_395850135" text:style-name="Index_20_Link" text:visited-style-name="Index_20_Link">Písmo<text:tab/>29</text:a></text:p>
            <text:p text:style-name="P55"><text:a xlink:type="simple" xlink:href="#__RefHeading__93950_1332025858" text:style-name="Index_20_Link" text:visited-style-name="Index_20_Link">Statistika<text:tab/>29</text:a></text:p>
          </text:index-body>
        </text:table-of-content>
        <text:p text:style-name="P6"/>
        <text:p text:style-name="Page_20_Break"/>
      </text:section>
      <text:h text:style-name="P61"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50">Other <text:alphabetical-index-mark-start text:id="IMark651763336"/>features<text:alphabetical-index-mark-end text:id="IMark651763336"/> provided by Calc include:</text:p>
      <text:list xml:id="list4250440328" text:style-name="List_20_1">
        <text:list-item>
          <text:p text:style-name="P70">Funkce, které lze použít k vytváření vzorců umožňujících provádět s daty komplexní výpočty.</text:p>
        </text:list-item>
        <text:list-item>
          <text:p text:style-name="P70">Database functions to arrange, store, and filter data.</text:p>
        </text:list-item>
        <text:list-item>
          <text:p text:style-name="P70">Dynamic charts, including a wide range of 2D and 3D charts.</text:p>
        </text:list-item>
        <text:list-item>
          <text:p text:style-name="P70">Macros for recording and executing repetitive tasks; scripting languages supported include LibreOffice Basic, Python, BeanShell, and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200927720577334" text:continue-list="list87924872" text:style-name="Heading_20_Note">
        <text:list-item>
          <text:p text:style-name="P67">Poznámka</text:p>
        </text:list-item>
      </text:list>
      <text:p text:style-name="P19">Pokud chceme v LibreOffice používat makra vytvořená v jazyce VBA v programu Microsoft Excel, musíme nejprve v editoru LibreOffice Basic IDE upravit jejich kód. For more information, see Chapter 12, Calc Macros, in this guide or Chapter 13, Getting Started with Macros, in the <text:span text:style-name="Emphasis">Getting Started Guide</text:span>.</text:p>
      <text:h text:style-name="P59" text:outline-level="1"><text:bookmark-start text:name="__RefHeading__18011_116595067"/>Sešity, listy, a buňky<text:bookmark-end text:name="__RefHeading__18011_116595067"/></text:h>
      <text:p text:style-name="P7">Calc works with <text:span text:style-name="T36">docu</text:span>ments called <text:alphabetical-index-mark text:string-value="popis" text:key1="sešity"/>spreadsheets. Spreadsheets consist of a number of individual <text:alphabetical-index-mark text:string-value="popis" text:key1="listy"/>sheets, each sheet containing cells arranged in rows and columns. Určitá buňka se dá identifikovat podle čísla řádku a písmene sloupce.</text:p>
      <text:p text:style-name="P7"><text:alphabetical-index-mark text:string-value="popis" text:key1="buňky"/>V buňkách jsou uloženy jednotlivé prvky (text, čísla, vzorce atd), které umožňují zobrazovat a zpracovávat data.</text:p>
      <text:p text:style-name="P7">Each spreadsheet can have up to <text:span text:style-name="T37">10</text:span>,000 sheets and each sheet can have <text:s/>a maximum of 1,048,576 rows and 1,024 columns. Maximální počet znaků v jedné buňce je 32.767.</text:p>
      <text:h text:style-name="P59" text:outline-level="1"><text:bookmark-start text:name="__RefHeading__18013_116595067"/>Hlavní okno programu Calc<text:bookmark-end text:name="__RefHeading__18013_116595067"/></text:h>
      <text:p text:style-name="P7">When Calc is started, the main window opens (<text:span text:style-name="T33">Figure </text:span><text:sequence-ref text:reference-format="value" text:ref-name="refFigure2">1</text:sequence-ref>). The various parts of this display are explained below.</text:p>
      <text:list xml:id="list200926626042166" text:continue-numbering="true" text:style-name="Heading_20_Note">
        <text:list-item>
          <text:p text:style-name="P67">Poznámka</text:p>
        </text:list-item>
      </text:list>
      <text:p text:style-name="P20">If any part of the Calc window in <text:span text:style-name="T33">Figure </text:span><text:sequence-ref text:reference-format="value" text:ref-name="refFigure2">1</text:sequence-ref><text:s/>is not shown, you can display it using the View menu. For example, <text:span text:style-name="Strong_20_Emphasis">View &gt; Status Bar</text:span> on the <text:span text:style-name="T33">M</text:span>enu bar will toggle (show or hide) the Status Bar. It is not always necessary to display all of the parts shown; you can show or hide any of them as desired.</text:p>
      <text:h text:style-name="P63" text:outline-level="2"><text:bookmark-start text:name="__RefHeading__15991_528441630"/>Záhlaví okna<text:bookmark-end text:name="__RefHeading__15991_528441630"/></text:h>
      <text:p text:style-name="P7"><text:alphabetical-index-mark text:string-value="záhlaví okna"/>V záhlaví okna, umístěném v horní části, se zobrazuje název aktuálního sešitu. When the spreadsheet is newly created, its name is Untitled X, where X is a number. Když sešit ukládáme poprvé, zobrazí se výzva k zadání názvu.</text:p>
      <text:p text:style-name="P7"><text:soft-page-break/><draw:frame draw:style-name="fr8" draw:name="Frame34" text:anchor-type="as-char" svg:width="6.6929in" draw:z-index="1"><draw:text-box fo:min-height="3.4917in"><text:p text:style-name="P57"><draw:frame draw:style-name="fr11" draw:name="Image273" text:anchor-type="paragraph" svg:width="6.6929in" svg:height="4.3189in" draw:z-index="2"><draw:image xlink:href="Pictures/100002010000030B000001F15F3B0F41BA7EB313.png" xlink:type="simple" xlink:show="embed" xlink:actuate="onLoad" loext:mime-type="image/png"/></draw:frame>Figure <text:sequence text:ref-name="refFigure2" text:name="Figure" text:formula="ooow:Figure+1" style:num-format="1">1</text:sequence>: <text:span text:style-name="T19">Calc main window</text:span></text:p></draw:text-box></draw:frame></text:p>
      <text:h text:style-name="P63" text:outline-level="2"><text:bookmark-start text:name="__RefHeading__16770_19373606"/>Hlavní nabídka<text:bookmark-end text:name="__RefHeading__16770_19373606"/></text:h>
      <text:p text:style-name="P7">Pod záhlavím okna se nachází <text:alphabetical-index-mark text:string-value="hlavní nabídka"/>hlavní nabídka. When you choose one of the menus, a list of options appears. You can also modify the Menu bar, <text:span text:style-name="T37">as explained in</text:span> Chapter 14, Setting Up and Customizing Calc.</text:p>
      <text:list xml:id="list200926392720298" text:continue-list="list4250440328"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text:span> <text:span text:style-name="Strong_20_Emphasis">Signatures</text:span>, <text:span text:style-name="Strong_20_Emphasis"><text:span text:style-name="T37">Templates</text:span></text:span><text:span text:style-name="T37">.</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text:span> <text:span text:style-name="Strong_20_Emphasis">Replace</text:span>, <text:span text:style-name="Strong_20_Emphasis">Track</text:span> <text:span text:style-name="Strong_20_Emphasis">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text:span> <text:span text:style-name="Strong_20_Emphasis">Headers</text:span>, <text:span text:style-name="Strong_20_Emphasis">Full</text:span> <text:span text:style-name="Strong_20_Emphasis">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box</text:span>, <text:span text:style-name="Strong_20_Emphasis">Headers</text:span> <text:span text:style-name="Strong_20_Emphasis">and</text:span> <text:span text:style-name="Strong_20_Emphasis">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text:span><text:span text:style-name="T20"> </text:span><text:span text:style-name="Strong_20_Emphasis">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text:span> <text:span text:style-name="Strong_20_Emphasis">Styles</text:span>.</text:p>
        </text:list-item>
        <text:list-item>
          <text:p text:style-name="List_20_1"><text:span text:style-name="Strong_20_Emphasis">Sheet</text:span> – contains comands for inserting and deleting elements and modifying the entire sheet, such as <text:span text:style-name="Strong_20_Emphasis">Delete Rows</text:span>, <text:span text:style-name="Strong_20_Emphasis">Insert</text:span> <text:span text:style-name="Strong_20_Emphasis">Sheet</text:span>, <text:span text:style-name="Strong_20_Emphasis">Rename</text:span> <text:span text:style-name="Strong_20_Emphasis">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text:span> <text:span text:style-name="Strong_20_Emphasis">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text:span> <text:span text:style-name="Strong_20_Emphasis">Window</text:span> and <text:span text:style-name="Strong_20_Emphasis">Close</text:span> <text:span text:style-name="Strong_20_Emphasis">Window</text:span>. Also shows all open windows in other LibreOffice applications.</text:p>
        </text:list-item>
        <text:list-item>
          <text:p text:style-name="List_20_1"><text:soft-page-break/><text:span text:style-name="Strong_20_Emphasis">Help</text:span> – contains links to <text:span text:style-name="Strong_20_Emphasis">LibreOffice</text:span> <text:span text:style-name="Strong_20_Emphasis">Help</text:span> (included with the software), <text:span text:style-name="Strong_20_Emphasis">User</text:span> <text:span text:style-name="Strong_20_Emphasis">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3" text:outline-level="2"><text:bookmark-start text:name="__RefHeading__18017_116595067"/>Nástrojové lišty<text:bookmark-end text:name="__RefHeading__18017_116595067"/></text:h>
      <text:p text:style-name="P8">The default setting when <text:alphabetical-index-mark text:string-value="Calc 7-1" text:key1="Calc"/><text:alphabetical-index-mark text:string-value="Calc 7-1" text:key1="Calc"/>Calc opens is for the Standard and Formatting toolbars to be docked at the top of the workspace (<text:span text:style-name="T33">Figure </text:span><text:sequence-ref text:reference-format="value" text:ref-name="refFigure2">1</text:sequence-ref>).</text:p>
      <text:p text:style-name="P11"><text:alphabetical-index-mark text:string-value="Calc 7-2" text:key1="Calc"/>Calc <text:alphabetical-index-mark-start text:id="IMark589023528"/>toolbars<text:alphabetical-index-mark-end text:id="IMark589023528"/>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The default set of icons (sometimes called buttons) on toolbars provide<text:span text:style-name="T37">s</text:span> a wide range of common commands and functions. You can also remove or add icons to toolbars. See Chapter 14, Setting Up and Customizing Calc, for more information.</text:p>
      <text:p text:style-name="P7">Placing the mouse cursor over an icon, text box, or menu command displays a small box called a <text:alphabetical-index-mark-start text:id="IMark518404984"/>tooltip<text:alphabetical-index-mark-end text:id="IMark518404984"/>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200928209476533" text:continue-numbering="true" text:style-name="List_20_1">
        <text:list-item>
          <text:p text:style-name="P70">To activate extended tips just once: press <text:span text:style-name="Keystroke">Shift</text:span>+<text:span text:style-name="Keystroke">F1</text:span>. </text:p>
        </text:list-item>
        <text:list-item>
          <text:p text:style-name="P70">To activate extended tips from the <text:span text:style-name="T37">M</text:span>enu bar: go to <text:span text:style-name="Strong_20_Emphasis">Help &gt; What’s This?</text:span> and hover the mouse pointer over the icon.</text:p>
        </text:list-item>
        <text:list-item>
          <text:p text:style-name="P70">To turn extended tips on or off: go to from <text:span text:style-name="Strong_20_Emphasis">Tools &gt; Options &gt; LibreOffice &gt; General</text:span> on the Menu bar.</text:p>
        </text:list-item>
      </text:list>
      <text:h text:style-name="P65" text:outline-level="3"><text:bookmark-start text:name="__RefHeading___Toc22577_734154040"/>Lišta vzorců<text:bookmark-end text:name="__RefHeading___Toc22577_734154040"/></text:h>
      <text:p text:style-name="P7">The <text:alphabetical-index-mark text:string-value="lišta vzorců"/>Formula Bar is located at the top of the <text:s/>Calc workspace. It is permanently docked in this position and cannot be used as a floating toolbar. However, it can be hidden or made visible by going to <text:span text:style-name="Strong_20_Emphasis">View &gt; Formula Bar</text:span> on the Menu bar.</text:p>
      <text:p text:style-name="P40"><draw:frame draw:style-name="fr6" draw:name="Frame5" text:anchor-type="as-char" svg:width="6.6752in" draw:z-index="3"><draw:text-box fo:min-height="0.3016in"><text:p text:style-name="Caption"><draw:frame draw:style-name="fr12" draw:name="Image2" text:anchor-type="paragraph" svg:width="6.6752in" style:rel-width="100%" svg:height="0.3016in" style:rel-height="scale" draw:z-index="4"><draw:image xlink:href="Pictures/200000010000498900000348F681B124629A7D5A.svm" xlink:type="simple" xlink:show="embed" xlink:actuate="onLoad" loext:mime-type="image/x-svm"/><draw:image xlink:href="Pictures/10000200000005E2000000430E53CAA18AE2B585.png" xlink:type="simple" xlink:show="embed" xlink:actuate="onLoad" loext:mime-type="image/png"/></draw:frame>Obrázek <text:sequence text:ref-name="refFigure3" text:name="Figure" text:formula="ooow:Figure+1" style:num-format="1">2</text:sequence>: Lišta vzorců</text:p></draw:text-box></draw:frame></text:p>
      <text:p text:style-name="P8"><text:span text:style-name="T37">F</text:span>rom left to right in <text:span text:style-name="T33">Figure </text:span><text:sequence-ref text:reference-format="value" text:ref-name="refFigure3">2</text:sequence-ref>, the Formula Bar consists of the following:</text:p>
      <text:list xml:id="list200927870434119" text:continue-numbering="true" text:style-name="List_20_1">
        <text:list-item>
          <text:p text:style-name="P71"><text:span text:style-name="Strong_20_Emphasis">Name Box</text:span> – gives the <text:span text:style-name="T38">current active </text:span>cell reference using a combination of a letter and number, for example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alphabetical-index-mark-start text:id="IMark663861848"/><text:span text:style-name="Strong_20_Emphasis">Function Wizard</text:span><text:alphabetical-index-mark-end text:id="IMark663861848"/> <draw:frame draw:style-name="fr14" draw:name="Image4" text:anchor-type="as-char" svg:y="-0.1992in" svg:width="0.1839in" svg:height="0.1992in" draw:z-index="5"><draw:image xlink:href="Pictures/10000000000000180000001AF444B2DF221EFD5E.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oft-page-break/><text:span text:style-name="Strong_20_Emphasis">Sum</text:span> <draw:frame draw:style-name="fr10" draw:name="Image6" text:anchor-type="as-char" svg:width="0.1689in" svg:height="0.1909in" draw:z-index="6"><draw:image xlink:href="Pictures/10000000000000170000001A7961CB9B517CAC94.png" xlink:type="simple" xlink:show="embed" xlink:actuate="onLoad" loext:mime-type="image/png"/></draw:frame><text:s/>– totals the numbers in the cells above the selected cell and then places the total in the selected cell. Pokud v buňkách nad vybranou buňkou čísla nejsou, pak se sčítají čísla v buňkách nalevo od vybrané buňky.</text:p>
        </text:list-item>
        <text:list-item>
          <text:p text:style-name="List_20_1"><text:span text:style-name="Strong_20_Emphasis">Formula</text:span> <draw:frame draw:style-name="fr14" draw:name="Image7" text:anchor-type="as-char" svg:y="-0.1256in" svg:width="0.2016in" svg:height="0.1571in" draw:z-index="7"><draw:image xlink:href="Pictures/100000000000001B00000015ABDC4A21C3E6D410.png" xlink:type="simple" xlink:show="embed" xlink:actuate="onLoad" loext:mime-type="image/png"/></draw:frame><text:s/>– inserts an equals (=) sign in the selected cell and the Input line, allowing a formula to be entered.</text:p>
        </text:list-item>
        <text:list-item>
          <text:p text:style-name="P71"><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um</text:span> and <text:span text:style-name="Strong_20_Emphasis">Formula</text:span> icons change to <text:span text:style-name="Strong_20_Emphasis">Cancel</text:span> and <text:span text:style-name="Strong_20_Emphasis">Accept</text:span> icons <draw:frame draw:style-name="fr14" draw:name="Image5" text:anchor-type="as-char" svg:y="-0.1602in" svg:width="0.3583in" svg:height="0.1898in" draw:z-index="8"><draw:image xlink:href="Pictures/10000000000000330000001B289F69429A64FA45.png" xlink:type="simple" xlink:show="embed" xlink:actuate="onLoad" loext:mime-type="image/png"/></draw:frame>.</text:p>
      <text:list xml:id="list200927486017993" text:continue-list="list200926626042166" text:style-name="Heading_20_Note">
        <text:list-item>
          <text:p text:style-name="P67">Poznámka</text:p>
        </text:list-item>
      </text:list>
      <text:p text:style-name="P19">V sešitech pojem "funkce" zahrnuje mnohme víc než jen matematické funkce. See Chapter 7, Using Formulas and Functions, for more information.</text:p>
      <text:h text:style-name="P65" text:outline-level="3"><text:bookmark-start text:name="__RefHeading___Toc19307_1331044473"/>Stavový řádek<text:bookmark-end text:name="__RefHeading___Toc19307_1331044473"/></text:h>
      <text:p text:style-name="P7">The Calc <text:alphabetical-index-mark-start text:id="IMark146451928"/>status bar<text:alphabetical-index-mark-end text:id="IMark146451928"/> at the bottom of the workspace (<text:span text:style-name="T66">Figure </text:span><text:sequence-ref text:reference-format="value" text:ref-name="refFigure4">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40"><draw:frame draw:style-name="fr7" draw:name="Frame2" text:anchor-type="as-char" svg:width="6.5661in" draw:z-index="9"><draw:text-box fo:min-height="1.1339in"><text:p text:style-name="Caption"><draw:frame draw:style-name="fr13" draw:name="Image278" text:anchor-type="paragraph" svg:y="0in" svg:width="6.5661in" svg:height="0.9102in" draw:z-index="10"><draw:image xlink:href="Pictures/100002010000028300000062A36B4F3AE7E54A10.png" xlink:type="simple" xlink:show="embed" xlink:actuate="onLoad" loext:mime-type="image/png"/></draw:frame>Figure <text:sequence text:ref-name="refFigure4" text:name="Figure" text:formula="ooow:Figure+1" style:num-format="1">3</text:sequence>: Calc status bar</text:p></draw:text-box></draw:frame></text:p>
      <text:p text:style-name="P7">The fields on the Status Bar, from left to right, are as follows.</text:p>
      <text:p text:style-name="P43"><text:alphabetical-index-mark text:string-value="sequence number" text:key1="listy"/><text:span text:style-name="Strong_20_Emphasis">Sheet number</text:span></text:p>
      <text:p text:style-name="P46">Shows the sequence number of the current sheet and the total number of sheets in the spreadsheet. The sequence number may not be the same as the name on the sheet tab if sheets have been moved. Double-click on this zone to open the Navigator.</text:p>
      <text:p text:style-name="P43"><text:span text:style-name="Strong_20_Emphasis">Number of selected rows and columns</text:span></text:p>
      <text:p text:style-name="P46">Shows how many rows and how many columns are selected.</text:p>
      <text:p text:style-name="P43"><text:span text:style-name="Strong_20_Emphasis">Styl stránky</text:span></text:p>
      <text:p text:style-name="P46">Shows the <text:alphabetical-index-mark text:string-value="page style on status bar"/>page style of the current sheet. To edit the page style, double-click on this field and the Page Style dialog opens.</text:p>
      <text:p text:style-name="P43"><text:span text:style-name="Strong_20_Emphasis">Jazyk</text:span></text:p>
      <text:p text:style-name="P46">Shows current default language as selected at <text:span text:style-name="Strong_20_Emphasis">Tools &gt; Options &gt; Language Settings &gt; Language</text:span>. </text:p>
      <text:p text:style-name="P43"><text:alphabetical-index-mark text:string-value="insert mode"/><text:span text:style-name="Strong_20_Emphasis">Režim vkládání</text:span></text:p>
      <text:p text:style-name="P46">This field is blank if the program is in insert mode. Press the Ins key to change modes. <text:s/>Overwrite shows when in overwrite mode.</text:p>
      <text:p text:style-name="P43"><text:alphabetical-index-mark text:string-value="selection mode indicator"/><text:span text:style-name="Strong_20_Emphasis">Režim výběru</text:span></text:p>
      <text:p text:style-name="P47">Right-click to open a context menu <text:span text:style-name="T39">and</text:span> select <text:span text:style-name="Strong_20_Emphasis">Standard selection</text:span>, <text:span text:style-name="Strong_20_Emphasis">Extending selection</text:span>, <text:span text:style-name="Strong_20_Emphasis">Adding selection</text:span> or <text:span text:style-name="Strong_20_Emphasis">Block selection</text:span>. The icon does not change when different selection modes are selected, but the tooltip shows the current status. <text:span text:style-name="T39">See Chapter 1, Introducing LibreOffice, in the </text:span><text:span text:style-name="Emphasis"><text:span text:style-name="T39">Getting Started Guide</text:span></text:span><text:span text:style-name="T39"> for more information.</text:span></text:p>
      <text:p text:style-name="P43"><text:soft-page-break/><text:alphabetical-index-mark text:string-value="unsaved changes indicator"/><text:span text:style-name="Strong_20_Emphasis">Neuložené změny</text:span></text:p>
      <text:p text:style-name="P46">This icon i<text:span text:style-name="T39">ndicates the spreadsheet contains unsaved</text:span> changes. Double-click this icon or use <text:span text:style-name="Strong_20_Emphasis">File &gt; Save</text:span> to save the spreadsheet.</text:p>
      <text:p text:style-name="P43"><text:alphabetical-index-mark text:string-value="status bar indicator" text:key1="elektronický podpis"/><text:span text:style-name="Strong_20_Emphasis">Elektronický podpis</text:span></text:p>
      <text:p text:style-name="P46">Pokud je dokument digitálně podepsaný, zobrazí se v tomto poli ikona. Poklepáním na ikonu můžeme zobrazit certifikát. See Chapter 6, Printing, Exporting, E-mailing, <text:span text:style-name="T40">and Signing</text:span> for more information about digital signatures.</text:p>
      <text:p text:style-name="P43"><text:alphabetical-index-mark text:string-value="information on status bar" text:key1="buňky"/><text:span text:style-name="Strong_20_Emphasis">Informace o buňce nebo objektu</text:span></text:p>
      <text:p text:style-name="P46">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43"><text:span text:style-name="Strong_20_Emphasis">Posuvník měřítka zobrazení</text:span></text:p>
      <text:p text:style-name="P46">Drag the zoom slider, or click the + and – signs to change the view magnification.</text:p>
      <text:p text:style-name="P43"><text:span text:style-name="Strong_20_Emphasis">Procento zvětšení</text:span></text:p>
      <text:p text:style-name="P46"><text:bookmark-start text:name="__RefHeading__17439_1332025858"/>Značí úroveň zvětšení dokumentu. Right-click on the percentage to open a list of magnification values from which to choose. Double-click on th<text:span text:style-name="T40">e</text:span> percentage <text:span text:style-name="T40">to</text:span> open the Zoom &amp; View Layout dialog.<text:bookmark-end text:name="__RefHeading__17439_1332025858"/></text:p>
      <text:h text:style-name="P63" text:outline-level="2"><text:bookmark-start text:name="__RefHeading___Toc22579_734154040"/>Postranní lišta<text:bookmark-end text:name="__RefHeading___Toc22579_734154040"/></text:h>
      <text:p text:style-name="P8">The Calc Sidebar (<text:span text:style-name="T33">Figure </text:span><text:sequence-ref text:reference-format="value" text:ref-name="refFigure5">4</text:sequence-ref>) is a mixture of toolbar and dialog. When opened (<text:span text:style-name="Strong_20_Emphasis">View &gt; Sidebar</text:span> or <text:span text:style-name="Keystroke">Ctrl</text:span>+<text:span text:style-name="Keystroke">F5</text:span>), it appears on the right side of the window and consists of five <text:alphabetical-index-mark text:string-value="karty"/>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alphabetical-index-mark text:string-value="Panel karet"/><text:span text:style-name="Emphasis">Tab</text:span> panel to the right of the sidebar, allowing you to switch between them. Jednotlivé karty jsou popsány níže.</text:p>
      <text:p text:style-name="P44"><text:span text:style-name="Strong_20_Emphasis">Vlastnosti</text:span></text:p>
      <text:p text:style-name="P48">Tato karta obsahuje 5 panelů.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 </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4"><text:span text:style-name="Strong_20_Emphasis">Styly</text:span></text:p>
      <text:p text:style-name="P48">This deck is the same as the dialog opened by selecting <text:span text:style-name="Strong_20_Emphasis">Styles &gt; Manage Styles</text:span> from the Menu bar or <text:span text:style-name="Keystroke">F11</text:span>.</text:p>
      <text:p text:style-name="P44"><text:span text:style-name="Strong_20_Emphasis">Galerie</text:span></text:p>
      <text:p text:style-name="P48">This deck is the same as the dialog opened by selecting <text:span text:style-name="Strong_20_Emphasis">View &gt; Gallery</text:span> from the Menu bar.</text:p>
      <text:p text:style-name="P45"><text:span text:style-name="Strong_20_Emphasis">Navigátor</text:span></text:p>
      <text:p text:style-name="P49">This deck is the same as the Navigator window opened by selecting <text:span text:style-name="Strong_20_Emphasis">View &gt; Navigator</text:span> from the Menu bar or <text:span text:style-name="Keystroke">F5</text:span>. <text:span text:style-name="T60">See “</text:span><text:span text:style-name="T60"><text:bookmark-ref text:reference-format="text" text:ref-name="__RefHeading__34434026">Using the Navigator</text:bookmark-ref></text:span><text:span text:style-name="T60">” on page </text:span><text:span text:style-name="T60"><text:bookmark-ref text:reference-format="page" text:ref-name="__RefHeading__34434026">26</text:bookmark-ref></text:span><text:span text:style-name="T60">.</text:span></text:p>
      <text:p text:style-name="P41"><text:soft-page-break/><draw:frame draw:style-name="fr6" draw:name="Frame12" text:anchor-type="as-char" svg:width="2.4201in" draw:z-index="11"><draw:text-box fo:min-height="4.8563in"><text:p text:style-name="Caption"><draw:frame draw:style-name="fr12" draw:name="Image25" text:anchor-type="paragraph" svg:width="2.4563in" style:rel-width="100%" svg:height="5.2154in" style:rel-height="scale" draw:z-index="12"><draw:image xlink:href="Pictures/100000000000014C000002C160116D2BFB182D32.png" xlink:type="simple" xlink:show="embed" xlink:actuate="onLoad" loext:mime-type="image/png"/></draw:frame><text:span text:style-name="T21"><text:line-break/></text:span>Figure <text:sequence text:ref-name="refFigure5" text:name="Figure" text:formula="ooow:Figure+1" style:num-format="1">4</text:sequence>: Sidebar</text:p></draw:text-box></draw:frame></text:p>
      <text:p text:style-name="P43">Funkce</text:p>
      <text:p text:style-name="P46">Tato karta obsahuje seznam funkcí uspořádaných do kategorií. It is a simpler version of the Function Wizard, which is opened by selecting <text:span text:style-name="Strong_20_Emphasis">Insert &gt; Function..</text:span>. from the Menu bar or <text:span text:style-name="Keystroke">Ctrl</text:span>+<text:span text:style-name="Keystroke">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edge <text:span text:style-name="Strong_20_Emphasis">Hide/Show</text:span> button. Šířku zobrazené karty můžeme nastavit přetažením levého okraje postranní lišty.</text:p>
      <text:h text:style-name="P63" text:outline-level="2"><text:bookmark-start text:name="__RefHeading___Toc19309_1331044473"/>Rozvržení sešitu<text:bookmark-end text:name="__RefHeading___Toc19309_1331044473"/></text:h>
      <text:h text:style-name="P65" text:outline-level="3"><text:bookmark-start text:name="__RefHeading__18021_116595067"/>Jednotlivé buňky<text:bookmark-end text:name="__RefHeading__18021_116595067"/></text:h>
      <text:p text:style-name="P7">The main section of the screen displays the <text:alphabetical-index-mark text:string-value="popis" text:key1="buňky"/>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hese column and row headers form the cell references that appear in the Name Box on the Formula Bar (<text:span text:style-name="T33">Figure </text:span><text:sequence-ref text:reference-format="value" text:ref-name="refFigure3">2</text:sequence-ref>). If the headers are not visible on the spreadsheet, go to <text:span text:style-name="Strong_20_Emphasis">View &gt; Column &amp; Row Headers</text:span> on the <text:span text:style-name="T22">M</text:span>enu bar.</text:p>
      <text:h text:style-name="P65" text:outline-level="3"><text:bookmark-start text:name="__RefHeading__18023_116595067"/><text:soft-page-break/>Karty listů<text:bookmark-end text:name="__RefHeading__18023_116595067"/></text:h>
      <text:p text:style-name="P8">A spreadsheet file can contain many individual sheets. At the bottom of the grid of cells in a spreadsheet are <text:alphabetical-index-mark-start text:id="IMark627692072"/>sheet tabs<text:alphabetical-index-mark-end text:id="IMark627692072"/> (<text:span text:style-name="T33">Figure </text:span><text:sequence-ref text:reference-format="value" text:ref-name="refFigure2">1</text:sequence-ref>). Each tab represents a sheet in a spreadsheet. Create a new sheet by clicking on the plus sign to the left of the sheet tabs. </text:p>
      <text:p text:style-name="P7">Clicking on a tab enables access to an individual sheet. When a sheet is active, the tab is highlighted. Select multiple sheets by holding down the <text:span text:style-name="Keystroke">Ctrl</text:span> key while clicking on the sheet tabs.</text:p>
      <text:p text:style-name="P50">To change the default name for a sheet (Sheet1, Sheet2, and so on):</text:p>
      <text:list xml:id="list2924064532" text:style-name="Numbering_20_1">
        <text:list-item>
          <text:p text:style-name="P86">Right-click on the sheet tab and select <text:span text:style-name="Strong_20_Emphasis">Rename Sheet</text:span> from the context menu. A dialog opens allowing you to type in a new name for the sheet.</text:p>
        </text:list-item>
        <text:list-item>
          <text:p text:style-name="P80">Click <text:span text:style-name="Strong_20_Emphasis">OK</text:span> when finished to close the dialog.</text:p>
        </text:list-item>
      </text:list>
      <text:p text:style-name="P50">To change the color of a sheet tab:</text:p>
      <text:list xml:id="list200928080805087" text:continue-list="list2924064532" text:style-name="Numbering_20_1">
        <text:list-item text:start-value="1">
          <text:p text:style-name="Numbering_20_1">Right-click on the sheet tab and select <text:span text:style-name="Strong_20_Emphasis">Tab Color</text:span> from the context menu to open the Tab Color dialog <text:span text:style-name="T67">(Figure </text:span><text:sequence-ref text:reference-format="value" text:ref-name="refFigure6">5</text:sequence-ref>).</text:p>
        </text:list-item>
        <text:list-item>
          <text:p text:style-name="P80">Select <text:span text:style-name="T64">a</text:span> color and click <text:span text:style-name="Strong_20_Emphasis">OK</text:span> when finished to close the dialog.</text:p>
        </text:list-item>
      </text:list>
      <text:p text:style-name="P40"><draw:frame draw:style-name="fr1" draw:name="Frame6" text:anchor-type="as-char" svg:width="2.0709in" style:rel-width="31%" svg:height="2.9154in" style:rel-height="scale-min" draw:z-index="13"><draw:text-box><text:p text:style-name="Caption"><draw:frame draw:style-name="fr12" draw:name="Image9" text:anchor-type="paragraph" svg:width="1.3681in" style:rel-width="100%" svg:height="1.8417in" style:rel-height="scale" draw:z-index="14"><draw:image xlink:href="Pictures/10000000000000FB0000015219505CF85534892C.png" xlink:type="simple" xlink:show="embed" xlink:actuate="onLoad" loext:mime-type="image/png"/></draw:frame><text:span text:style-name="T21"><text:line-break/></text:span>Figure <text:sequence text:ref-name="refFigure6" text:name="Figure" text:formula="ooow:Figure+1" style:num-format="1">5</text:sequence>: Tab Color dialog</text:p></draw:text-box></draw:frame></text:p>
      <text:p text:style-name="P17">To add new colors to this color palette, see “<text:span text:style-name="T63">Adding Custom colors” in </text:span>Chapter 14, <text:span text:style-name="T63">Setting up and </text:span>Customizing <text:span text:style-name="T63">Calc</text:span>.</text:p>
      <text:h text:style-name="P59" text:outline-level="1"><text:bookmark-start text:name="__RefHeading___Toc19311_1331044473"/><text:alphabetical-index-mark text:string-value="vytvoření nového" text:key1="sešity"/><text:alphabetical-index-mark text:string-value="creating new spreadsheets"/>Creating, opening, and saving spreadsheets<text:bookmark-end text:name="__RefHeading___Toc19311_1331044473"/></text:h>
      <text:h text:style-name="P63"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3"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3" text:outline-level="2"><text:bookmark-start text:name="__RefHeading__91093_1332025858"/><text:alphabetical-index-mark text:string-value="opening spreadsheets"/>Opening <text:span text:style-name="T41">a </text:span>CSV file<text:bookmark-end text:name="__RefHeading__91093_1332025858"/></text:h>
      <text:p text:style-name="P7"><text:alphabetical-index-mark text:string-value="hodnoty oddělené čárkami (CSV)"/><text:alphabetical-index-mark text:string-value="soubory CSV"/>Comma-separated-values (CSV) files are spreadsheet files in a text format where cell contents are separated by a character such as a comma <text:span text:style-name="T41">or</text:span> semi-colon. Each line in a CSV text file represents a <text:soft-page-break/>row in a spreadsheet. Text je vložen v uvozovkách; čísla se vkládají bez uvozovek.</text:p>
      <text:p text:style-name="P50">To <text:alphabetical-index-mark-start text:id="IMark589023528" text:key1="CSV file"/>open<text:alphabetical-index-mark-end text:id="IMark589023528"/> a CSV file in Calc:</text:p>
      <text:list xml:id="list200927574115931" text:continue-list="list200928080805087" text:style-name="Numbering_20_1">
        <text:list-item text:start-value="1">
          <text:p text:style-name="P80">Choose <text:span text:style-name="Strong_20_Emphasis">File &gt; Open</text:span> on the <text:span text:style-name="T23">M</text:span>enu bar and locate the CSV file that you want to open.</text:p>
        </text:list-item>
        <text:list-item>
          <text:p text:style-name="P80">Vybereme soubor a klepneme na tlačítko <text:span text:style-name="Strong_20_Emphasis">Otevřít</text:span>. By default, a CSV file has the extension .csv. Některé soubory CSV však mohou mít příponu .txt.</text:p>
        </text:list-item>
        <text:list-item>
          <text:p text:style-name="Numbering_20_1">The Text Import dialog (<text:span text:style-name="T33">Figure </text:span><text:sequence-ref text:reference-format="value" text:ref-name="refFigure7">6</text:sequence-ref>) opens. <text:span text:style-name="T41">Here</text:span> you <text:span text:style-name="T41">can</text:span> select options for importing a CSV file into a Calc spreadsheet.</text:p>
        </text:list-item>
        <text:list-item>
          <text:p text:style-name="P80">Klepnutím na talčítko <text:span text:style-name="Strong_20_Emphasis">OK</text:span> soubor otevřeme a importujeme.</text:p>
        </text:list-item>
      </text:list>
      <text:p text:style-name="P42"><draw:frame draw:style-name="fr1" draw:name="Frame7" text:anchor-type="as-char" svg:width="3.6484in" style:rel-width="55%" svg:height="4.15in" style:rel-height="scale-min" draw:z-index="46"><draw:text-box><text:p text:style-name="Caption"><draw:frame draw:style-name="fr9" draw:name="Image8" text:anchor-type="paragraph" svg:width="3.6484in" style:rel-width="100%" svg:height="4.15in" style:rel-height="scale" draw:z-index="47"><draw:image xlink:href="Pictures/10000000000002040000024BE7383CCC34176EF7.png" xlink:type="simple" xlink:show="embed" xlink:actuate="onLoad" loext:mime-type="image/png"/></draw:frame><text:span text:style-name="T21"><text:line-break/></text:span>Figure <text:sequence text:ref-name="refFigure7" text:name="Figure" text:formula="ooow:Figure+1" style:num-format="1">6</text:sequence>: <text:span text:style-name="T70">Text import dialog</text:span></text:p></draw:text-box></draw:frame></text:p>
      <text:p text:style-name="P51">Možnosti importu souborů CSV do sešitu Calc jsou následující:</text:p>
      <text:p text:style-name="P43">Import</text:p>
      <text:list xml:id="list200928126709604" text:continue-list="list200927870434119" text:style-name="List_20_1">
        <text:list-item>
          <text:p text:style-name="P70"><text:span text:style-name="Emphasis">Znaková sada</text:span> – určuje znakovou sadu použitou v importovaném souboru.</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43"><text:span text:style-name="Strong_20_Emphasis">Separator Options</text:span></text:p>
      <text:list xml:id="list200927651077665"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pan text:style-name="Emphasis">Separated by</text:span> – separates data into columns based on the separator defined here. Select other to specify another character used to separate data into columns.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oft-page-break/><text:span text:style-name="Emphasis">Trim spaces</text:span> – removes starting and trailing spaces from within fields.</text:p>
        </text:list-item>
        <text:list-item>
          <text:p text:style-name="P73"><text:span text:style-name="Emphasis">String delimiter</text:span> <text:span text:style-name="T6">–</text:span> select a character to delimit text data.</text:p>
        </text:list-item>
      </text:list>
      <text:p text:style-name="P43"><text:span text:style-name="Strong_20_Emphasis">Ostatní možnosti</text:span></text:p>
      <text:list xml:id="list200926815293964"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The <text:span text:style-name="T42">selected</text:span> language influences how such special numbers are detected, since different languages and regions many have different conventions for such special numbers.</text:p>
          <text:p text:style-name="P73">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27"><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2303363100" text:style-name="List_20_2">
        <text:list-item>
          <text:p text:style-name="P77"><text:span text:style-name="Emphasis">Standard</text:span> – Calc determines the type of data.</text:p>
        </text:list-item>
        <text:list-item>
          <text:p text:style-name="P77"><text:span text:style-name="Emphasis">Text</text:span> – importovaná data budou považována za text.</text:p>
        </text:list-item>
        <text:list-item>
          <text:p text:style-name="P78">Date – imported data are treated as dates.</text:p>
        </text:list-item>
        <text:list-item>
          <text:p text:style-name="P77">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77"><text:span text:style-name="Emphasis">Skrýt</text:span> – data z vybraného sloupce nebudou importována.</text:p>
        </text:list-item>
      </text:list>
      <text:h text:style-name="P63" text:outline-level="2"><text:bookmark-start text:name="__RefHeading__18031_11659506721111"/><text:alphabetical-index-mark text:string-value="ukládání" text:key1="sešity"/><text:alphabetical-index-mark text:string-value="způsoby" text:key1="ukládání sešitů"/>Ukládání sešitů<text:bookmark-end text:name="__RefHeading__18031_11659506721111"/></text:h>
      <text:p text:style-name="P12">For information on how to save files manually or automatically, <text:span text:style-name="T42">see</text:span> Chapter 1, Introducing LibreOffice, <text:span text:style-name="T42">in the </text:span><text:span text:style-name="Emphasis"><text:span text:style-name="T42">Getting Started Guide</text:span></text:span>. Calc can save spreadsheets in a range of formats and also export spreadsheets to PDF, HTML and XHTML file formats; see Chapter 6 Printing, Exporting, Emailing, <text:span text:style-name="T24">and Signing,</text:span> for more information.</text:p>
      <text:h text:style-name="P63" text:outline-level="2"><text:bookmark-start text:name="__RefHeading__18037_11659506721111"/><text:alphabetical-index-mark text:string-value="ukládání jako Microsoft Excel" text:key1="sešity"/>Saving in other formats<text:bookmark-end text:name="__RefHeading__18037_11659506721111"/></text:h>
      <text:p text:style-name="P28">If you need to send files to users who are unable to receive spreadsheet files in Open Document Format (ODF) (*.ods), which Calc uses as default format, you can save a spreadsheet in another format.</text:p>
      <text:list xml:id="list200926563789081" text:continue-list="list200927574115931" text:style-name="Numbering_20_1">
        <text:list-item text:start-value="1">
          <text:p text:style-name="P81">Select <text:span text:style-name="Strong_20_Emphasis">File &gt; Save As</text:span> on the Menu bar or <text:span text:style-name="Keystroke">Alt</text:span><text:span text:style-name="Keystroke"><text:span text:style-name="T25">+</text:span></text:span><text:span text:style-name="Keystroke">F</text:span>,A to open the Save <text:span text:style-name="T43">As </text:span>dialog (<text:span text:style-name="T33">Figure </text:span><text:sequence-ref text:reference-format="value" text:ref-name="refFigure8">7</text:sequence-ref>).</text:p>
        </text:list-item>
        <text:list-item>
          <text:p text:style-name="P81">In <text:span text:style-name="Strong_20_Emphasis"><text:span text:style-name="T43">File n</text:span></text:span><text:span text:style-name="Strong_20_Emphasis">ame</text:span>, if you wish, enter a new file name for the spreadsheet and select the folder where you want to save the file.</text:p>
        </text:list-item>
        <text:list-item>
          <text:p text:style-name="P81">In the <text:span text:style-name="T43">Save as</text:span> type <text:span text:style-name="T43">field, </text:span>select <text:span text:style-name="T43">from the drop-down menu</text:span> the type of spreadsheet format you want to use. If Automatic file name extension is selected, the correct file extension for the spreadsheet format you have selected will be added to the file name.</text:p>
        </text:list-item>
        <text:list-item>
          <text:p text:style-name="P82"><text:span text:style-name="T43">C</text:span>lick <text:span text:style-name="Strong_20_Emphasis">Save</text:span>.</text:p>
        </text:list-item>
      </text:list>
      <text:p text:style-name="P40"><text:soft-page-break/><draw:frame draw:style-name="fr1" draw:name="Frame13" text:anchor-type="as-char" svg:width="4.6008in" style:rel-width="69%" svg:height="3.2839in" style:rel-height="scale-min" draw:z-index="48"><draw:text-box><text:p text:style-name="Caption"><draw:frame draw:style-name="fr9" draw:name="Image19" text:anchor-type="paragraph" svg:width="4.6008in" style:rel-width="100%" svg:height="3.2839in" style:rel-height="scale" draw:z-index="49"><draw:image xlink:href="Pictures/10000000000002A6000001E4FE011F67D6F20E97.png" xlink:type="simple" xlink:show="embed" xlink:actuate="onLoad" loext:mime-type="image/png"/></draw:frame><text:span text:style-name="T21"><text:line-break/></text:span>Figure <text:sequence text:ref-name="refFigure8" text:name="Figure" text:formula="ooow:Figure+1" style:num-format="1">7</text:sequence>: The Save dialog</text:p></draw:text-box></draw:frame></text:p>
      <text:p text:style-name="P13">Each time a file is saved in a format other than ODF format, the Confirm File Format dialog opens (<text:span text:style-name="T33">Figure </text:span><text:sequence-ref text:reference-format="value" text:ref-name="refFigure9">8</text:sequence-ref>). Click <text:span text:style-name="Strong_20_Emphasis">Use [xxx] Format</text:span> to continue saving in the selected spreadsheet format or click <text:span text:style-name="Strong_20_Emphasis">Use ODF Format</text:span> to save the spreadsheet in Calc ODS format.</text:p>
      <text:p text:style-name="P40"><draw:frame draw:style-name="fr1" draw:name="Frame4" text:anchor-type="as-char" svg:width="3.6043in" style:rel-width="54%" svg:height="1.5437in" style:rel-height="scale-min" draw:z-index="50"><draw:text-box><text:p text:style-name="Caption"><draw:frame draw:style-name="fr9" draw:name="Image21" text:anchor-type="paragraph" svg:width="3.6043in" style:rel-width="100%" svg:height="1.5437in" style:rel-height="scale" draw:z-index="51"><draw:image xlink:href="Pictures/10000000000001D3000000C8E66C5D45BDBF6131.png" xlink:type="simple" xlink:show="embed" xlink:actuate="onLoad" loext:mime-type="image/png"/></draw:frame><text:span text:style-name="T21"><text:line-break/></text:span>Obrázek <text:sequence text:ref-name="refFigure9" text:name="Figure" text:formula="ooow:Figure+1" style:num-format="1">8</text:sequence>: Dialogové okno Potvrdit formát souboru</text:p></draw:text-box></draw:frame></text:p>
      <text:p text:style-name="P13">If you select Text CSV format (*.csv), the Export Text File dialog (<text:span text:style-name="T33">Figure </text:span><text:sequence-ref text:reference-format="value" text:ref-name="refFigure10">9</text:sequence-ref>) opens. <text:span text:style-name="T44">Here</text:span> you <text:span text:style-name="T44">can</text:span> select the character set, field delimiter, text delimiter and so on to be used for <text:span text:style-name="T44">the</text:span> CSV file.</text:p>
      <text:p text:style-name="P40"><draw:frame draw:style-name="fr6" draw:name="Frame9" text:anchor-type="as-char" svg:width="3.7701in" draw:z-index="18"><draw:text-box fo:min-height="3.0555in"><text:p text:style-name="Caption"><draw:frame draw:style-name="fr12" draw:name="Image24" text:anchor-type="paragraph" svg:width="4.0626in" style:rel-width="100%" svg:height="3.052in" style:rel-height="scale" draw:z-index="19"><draw:image xlink:href="Pictures/1000000000000186000001254EF7F67C52BE3A23.png" xlink:type="simple" xlink:show="embed" xlink:actuate="onLoad" loext:mime-type="image/png"/></draw:frame><text:span text:style-name="T21"><text:line-break/></text:span>Figure <text:sequence text:ref-name="refFigure10" text:name="Figure" text:formula="ooow:Figure+1" style:num-format="1">9</text:sequence>: Export Text File dialog</text:p></draw:text-box></draw:frame></text:p>
      <text:list xml:id="list200927045485390" text:continue-list="list200927486017993" text:style-name="Heading_20_Note">
        <text:list-item>
          <text:p text:style-name="P67"><text:soft-page-break/>Poznámka</text:p>
        </text:list-item>
      </text:list>
      <text:p text:style-name="P19">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2430821119" text:style-name="Heading_20_Tip">
        <text:list-item>
          <text:p text:style-name="P69">Tip</text:p>
        </text:list-item>
      </text:list>
      <text:p text:style-name="P21">To have Calc save documents by default in a file format other than the default ODF format, go to T<text:span text:style-name="Strong_20_Emphasis">ools &gt; Options &gt; Load/Save &gt; General</text:span>. In the section named <text:span text:style-name="Emphasis">Default file format and ODF settings</text:span>, <text:span text:style-name="T26">next to</text:span> <text:span text:style-name="Emphasis">Document type</text:span>, select <text:span text:style-name="Strong_20_Emphasis">Spreadsheet</text:span>, then <text:span text:style-name="T26">next to</text:span> <text:span text:style-name="Emphasis">Always save as</text:span>, select your preferred file format, <text:span text:style-name="T45">for example Microsoft Excel</text:span>.</text:p>
      <text:h text:style-name="P59" text:outline-level="1"><text:bookmark-start text:name="__RefHeading__11091_584504187"/><text:alphabetical-index-mark text:string-value="bezpečnost"/><text:alphabetical-index-mark text:string-value="ochrana heslem"/>Ochrana heslem<text:bookmark-end text:name="__RefHeading__11091_584504187"/></text:h>
      <text:p text:style-name="P8">To protect a spreadsheet and restrict who can open, read, and make changes to it, you have to use password protection. Password protection is common to all LibreOffice modules; <text:span text:style-name="T33">for</text:span> more information, <text:span text:style-name="T33">see</text:span> Chapter 1, Introducing LibreOffice, in the <text:span text:style-name="Emphasis">Getting Started Guide</text:span>.</text:p>
      <text:h text:style-name="P59" text:outline-level="1"><text:bookmark-start text:name="__RefHeading__16469_357033921"/>Pohyb v sešitech<text:bookmark-end text:name="__RefHeading__16469_357033921"/></text:h>
      <text:p text:style-name="P7">Calc provides many ways to <text:alphabetical-index-mark-start text:id="IMark518404984" text:key1="spreadsheets"/>navigate<text:alphabetical-index-mark-end text:id="IMark518404984"/> within a spreadsheet from cell to cell and sheet to sheet. Můžeme zvolit ten, který nám nejvíce vyhovuje.</text:p>
      <text:h text:style-name="P63" text:outline-level="2"><text:bookmark-start text:name="__RefHeading__74074_1365249792"/>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00927956169006" text:continue-list="list200926815293964"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highlight or delete the existing cell reference in the Name Box on the Formula Bar (<text:span text:style-name="T25">Figure </text:span><text:sequence-ref text:reference-format="value" text:ref-name="refFigure3">2</text:sequence-ref><text:s/>on page <text:sequence-ref text:reference-format="page" text:ref-name="refFigure3">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Using the Navigator – go to <text:span text:style-name="Strong_20_Emphasis">View &gt; Navigator</text:span> or press the <text:span text:style-name="Keystroke">F5</text:span> key to open the Navigator dialog (<text:span text:style-name="T46">Figure </text:span><text:sequence-ref text:reference-format="value" text:ref-name="refFigure11">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Pressing <text:span text:style-name="Keystroke">Shift</text:span>+<text:span text:style-name="Keystroke">Enter</text:span> moves the focus up one cell.</text:p>
        </text:list-item>
        <text:list-item>
          <text:p text:style-name="P74">Using the <text:span text:style-name="Keystroke">Tab</text:span> key – pressing <text:span text:style-name="Keystroke">Tab</text:span> moves the cell focus one cell to the right. Pressing <text:span text:style-name="Keystroke">Shift</text:span>+<text:span text:style-name="Keystroke">Tab</text:span> moves the focus one cell to the left.</text:p>
        </text:list-item>
        <text:list-item>
          <text:p text:style-name="P74">Using the arrow keys – pressing<text:alphabetical-index-mark text:string-value="pohyb v sešitech" text:key1="klávesy šipek"/><text:alphabetical-index-mark text:string-value="pohyb v sešitech" text:key1="klávesové zkratky"/> the arrow keys on the keyboard moves the cell focus in the direction of the arrow pressed.</text:p>
        </text:list-item>
      </text:list>
      <text:p text:style-name="P40"><text:soft-page-break/><draw:frame draw:style-name="fr6" draw:name="Frame8" text:anchor-type="as-char" svg:width="2.6008in" draw:z-index="20"><draw:text-box fo:min-height="3.5335in"><text:p text:style-name="Caption"><draw:frame draw:style-name="fr12" draw:name="Image10" text:anchor-type="paragraph" svg:width="2.0465in" style:rel-width="100%" svg:height="2.6835in" style:rel-height="scale" draw:z-index="21"><draw:image xlink:href="Pictures/100000000000010E000001620EB2E8E102648DB1.png" xlink:type="simple" xlink:show="embed" xlink:actuate="onLoad" loext:mime-type="image/png"/></draw:frame><text:span text:style-name="T21"><text:line-break/></text:span>Figure <text:sequence text:ref-name="refFigure11" text:name="Figure" text:formula="ooow:Figure+1" style:num-format="1">10</text:sequence>: Navigator <text:span text:style-name="T25">d</text:span>ialog </text:p></draw:text-box></draw:frame></text:p>
      <text:list xml:id="list200928053041983" text:continue-numbering="true" text:style-name="List_20_1">
        <text:list-item>
          <text:p text:style-name="P76">Using <text:span text:style-name="Keystroke">Home</text:span>, <text:span text:style-name="Keystroke">End</text:span>, <text:span text:style-name="Keystroke">Page</text:span> <text:span text:style-name="Keystroke">Up</text:span>, and <text:span text:style-name="Keystroke">Page Down</text:span></text:p>
        </text:list-item>
      </text:list>
      <text:list xml:id="list200928454514087" text:continue-list="list2303363100" text:style-name="List_20_2">
        <text:list-item>
          <text:p text:style-name="P77"><text:span text:style-name="Keystroke">Home</text:span> přesune zaměření buňky na začátek řádku. <text:span text:style-name="Keystroke">Ctrl</text:span>+<text:span text:style-name="Keystroke">Home</text:span> moves the cell focus to the first cell in the sheet, A1.</text:p>
        </text:list-item>
        <text:list-item>
          <text:p text:style-name="P77"><text:span text:style-name="Keystroke">End</text:span> moves the cell focus to the last cell in the same row that contains data. <text:span text:style-name="Keystroke">Ctrl</text:span>+<text:span text:style-name="Keystroke"><text:span text:style-name="T62">End</text:span></text:span> moves the cell focus to the last cell in the sheet that contains data.</text:p>
        </text:list-item>
        <text:list-item>
          <text:p text:style-name="P77"><text:span text:style-name="Keystroke">Page Down</text:span> přesune zaměření buňky o jednu obrazovku dolů.</text:p>
        </text:list-item>
        <text:list-item>
          <text:p text:style-name="P77"><text:span text:style-name="Keystroke">Page Up</text:span> přesune zaměření buňky o jednu obrazovku nahoru.</text:p>
        </text:list-item>
      </text:list>
      <text:h text:style-name="P63"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P7">Každý list v sešitu je nezávislý na ostatních listech, ačkoli odkazy mohou propojovat jeden list s druhým. Existují tři způsoby, jak se pohybovat mezi různými listy v sešitě.</text:p>
      <text:list xml:id="list200928324331798" text:continue-list="list200928053041983" text:style-name="List_20_1">
        <text:list-item>
          <text:p text:style-name="P70">Using the Navigator – when the Navigator is open (<text:span text:style-name="T25">Figure </text:span><text:sequence-ref text:reference-format="value" text:ref-name="refFigure11">10</text:sequence-ref>), double-clicking on any of the listed sheets selects the sheet.</text:p>
        </text:list-item>
        <text:list-item>
          <text:p text:style-name="P70">Using the keyboard – using key combinations <text:span text:style-name="Keystroke">Ctrl</text:span>+<text:span text:style-name="Keystroke">Page Down</text:span> moves one sheet to the right and <text:span text:style-name="Keystroke">Ctrl</text:span>+<text:span text:style-name="Keystroke">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text:span text:style-name="T46">e</text:span> the four buttons to the left of the sheet tabs <text:span text:style-name="T46">to</text:span> move the tabs into view (<text:span text:style-name="T25">Figure </text:span><text:sequence-ref text:reference-format="value" text:ref-name="refFigure12">11</text:sequence-ref>).</text:p>
      <text:list xml:id="list200926866649216" text:continue-list="list200927045485390" text:style-name="Heading_20_Note">
        <text:list-item>
          <text:p text:style-name="P68">Poznámka</text:p>
        </text:list-item>
      </text:list>
      <text:p text:style-name="P22">The sheet tab arrows that appear on the left in <text:span text:style-name="T25">Figure </text:span><text:sequence-ref text:reference-format="value" text:ref-name="refFigure12">11</text:sequence-ref><text:s/>are only active if there are sheet tabs that cannot be seen.</text:p>
      <text:p text:style-name="P40"><text:soft-page-break/><draw:frame draw:style-name="fr3" draw:name="Frame94" text:anchor-type="as-char" svg:width="3.5429in" draw:z-index="22"><draw:text-box fo:min-height="2.1429in"><text:p text:style-name="Caption"><draw:frame draw:style-name="fr11" draw:name="graphics143" text:anchor-type="paragraph" svg:width="3.5429in" svg:height="1.95in" draw:z-index="23"><draw:image xlink:href="Pictures/1000020100000178000000CF6E8470A08580E70E.png" xlink:type="simple" xlink:show="embed" xlink:actuate="onLoad" loext:mime-type="image/png"/></draw:frame>Obrázek <text:sequence text:ref-name="refFigure12" text:name="Figure" text:formula="ooow:Figure+1" style:num-format="1">11</text:sequence>. <text:span text:style-name="T27">Navigating sheet tabs</text:span></text:p></draw:text-box></draw:frame></text:p>
      <text:list xml:id="list200927638375575" text:continue-numbering="true" text:style-name="Heading_20_Note">
        <text:list-item>
          <text:p text:style-name="P67">Poznámka</text:p>
        </text:list-item>
      </text:list>
      <text:p text:style-name="P19">When you insert a new sheet into <text:span text:style-name="T46">a</text:span> spreadsheet, Calc automatically uses the next number in the numeric sequence as a name. Depending on which sheet is open when you insert a new sheet, your new sheet may not be in numerical order. It is recommended to rename sheets in <text:span text:style-name="T46">a</text:span> spreadsheet to make them more recognizable.</text:p>
      <text:h text:style-name="P63" text:outline-level="2"><text:bookmark-start text:name="__RefHeading__30395_1380607024"/>Pohyb pomocí klávesnice<text:bookmark-end text:name="__RefHeading__30395_1380607024"/></text:h>
      <text:p text:style-name="P14"><text:span text:style-name="T47">Y</text:span>ou <text:span text:style-name="T47">can</text:span> navigate a spreadsheet using the keyboard, <text:span text:style-name="T47">by p</text:span>ressing a key or a combination of keys <text:span text:style-name="T47">at the same time</text:span>. For example, <text:span text:style-name="Keystroke">Ctrl+Home</text:span> moves the focus to cell A1. <text:span text:style-name="T34">Table</text:span>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3">Klávesová zkratka</text:p>
            </table:table-cell>
            <table:table-cell table:style-name="Table73.A1" office:value-type="string">
              <text:p text:style-name="P53">Pohyb mezi buňkami</text:p>
            </table:table-cell>
          </table:table-row>
        </table:table-header-rows>
        <table:table-row table:style-name="Table73.2">
          <table:table-cell table:style-name="Table73.A2" office:value-type="string">
            <text:p text:style-name="P36"><text:span text:style-name="Keystroke">→/←</text:span></text:p>
          </table:table-cell>
          <table:table-cell table:style-name="Table73.B2" office:value-type="string">
            <text:p text:style-name="P36">Moves cell focus right/left one cell.</text:p>
          </table:table-cell>
        </table:table-row>
        <table:table-row table:style-name="Table73.2">
          <table:table-cell table:style-name="Table73.A9" office:value-type="string">
            <text:p text:style-name="P36"><text:span text:style-name="Keystroke">↑/↓</text:span></text:p>
          </table:table-cell>
          <table:table-cell table:style-name="Table73.B3" office:value-type="string">
            <text:p text:style-name="P36">Moves cell focus up/down one cell.</text:p>
          </table:table-cell>
        </table:table-row>
        <table:table-row table:style-name="Table73.4">
          <table:table-cell table:style-name="Table73.A9" office:value-type="string">
            <text:p text:style-name="P36"><text:span text:style-name="Keystroke">Ctrl+→ /</text:span></text:p>
            <text:p text:style-name="P36"><text:span text:style-name="Keystroke">Ctrl+←</text:span></text:p>
          </table:table-cell>
          <table:table-cell table:style-name="Table73.B4" office:value-type="string">
            <text:p text:style-name="P36">If focus is on a blank cell, moves focus to the first cell on the right/left that contains data.</text:p>
            <text:p text:style-name="P36">If focus is on a cell containing data, moves focus to the last/first cell on the right/left containing data.</text:p>
            <text:p text:style-name="P36">If there are no more cells containing data, moves focus to the last/first cell on the right/left in the spreadsheet.</text:p>
          </table:table-cell>
        </table:table-row>
        <table:table-row table:style-name="Table73.2">
          <table:table-cell table:style-name="Table73.A9" office:value-type="string">
            <text:p text:style-name="P36"><text:span text:style-name="Keystroke">Ctrl+↑ /</text:span></text:p>
            <text:p text:style-name="P36"><text:span text:style-name="Keystroke">Ctrl+↓</text:span></text:p>
          </table:table-cell>
          <table:table-cell table:style-name="Table73.B5" office:value-type="string">
            <text:p text:style-name="P36">If focus is on a blank cell, moves focus to the first cell above/below that contains data.</text:p>
            <text:p text:style-name="P36">If focus is on a cell containing data, moves focus to the cell in Row 1/last cell containing data in the same column.</text:p>
            <text:p text:style-name="P36">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6"><text:span text:style-name="Keystroke">Ctrl+Home / Ctrl+End</text:span></text:p>
          </table:table-cell>
          <table:table-cell table:style-name="Table73.B6" office:value-type="string">
            <text:p text:style-name="P36">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6"><text:span text:style-name="Keystroke">Alt+Page Down /</text:span></text:p>
            <text:p text:style-name="P36"><text:span text:style-name="Keystroke">Alt+Page Up</text:span></text:p>
          </table:table-cell>
          <table:table-cell table:style-name="Table73.B7" office:value-type="string">
            <text:p text:style-name="P36">Moves focus one screen to the right/left (if possible).</text:p>
          </table:table-cell>
        </table:table-row>
        <table:table-row table:style-name="Table73.4">
          <table:table-cell table:style-name="Table73.A9" office:value-type="string">
            <text:p text:style-name="P36"><text:span text:style-name="Keystroke">Ctrl+Page Down /</text:span></text:p>
            <text:p text:style-name="P36"><text:span text:style-name="Keystroke">Ctrl+Page Up</text:span></text:p>
          </table:table-cell>
          <table:table-cell table:style-name="Table73.B8" office:value-type="string">
            <text:p text:style-name="P36">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6"><text:span text:style-name="Keystroke">Tab /</text:span></text:p>
            <text:p text:style-name="P36"><text:span text:style-name="Keystroke">Shift+Tabulátor</text:span></text:p>
          </table:table-cell>
          <table:table-cell table:style-name="Table73.B9" office:value-type="string">
            <text:p text:style-name="P36">Moves focus to the next cell on the right/left.</text:p>
          </table:table-cell>
        </table:table-row>
        <table:table-row table:style-name="Table73.4">
          <table:table-cell table:style-name="Table73.A10" office:value-type="string">
            <text:p text:style-name="P36"><text:span text:style-name="Keystroke">Enter/</text:span></text:p>
            <text:p text:style-name="P35"><text:span text:style-name="Keystroke">Shift+Enter</text:span></text:p>
          </table:table-cell>
          <table:table-cell table:style-name="Table73.B10" office:value-type="string">
            <text:p text:style-name="P36">Moves focus down/up one cell (unless changed by user).</text:p>
          </table:table-cell>
        </table:table-row>
      </table:table>
      <text:h text:style-name="P65" text:outline-level="3"><text:bookmark-start text:name="__RefHeading___Toc22581_734154040"/><text:alphabetical-index-mark text:string-value="Klávesa Enter" text:key1="přizpůsobení"/>Přizpůsobení<text:alphabetical-index-mark text:string-value="Klávesa Enter"/>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text:span text:style-name="T47">(Figure</text:span> <text:sequence-ref text:reference-format="value" text:ref-name="refFigure13">12</text:sequence-ref><text:span text:style-name="T47">)</text:span>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40"><draw:frame draw:style-name="fr6" draw:name="Frame10" text:anchor-type="as-char" svg:width="3.9563in" draw:z-index="24"><draw:text-box fo:min-height="2.0665in"><text:p text:style-name="Caption"><draw:frame draw:style-name="fr12" draw:name="Image11" text:anchor-type="paragraph" svg:width="3.7484in" style:rel-width="100%" svg:height="1.7972in" style:rel-height="scale" draw:z-index="25"><draw:image xlink:href="Pictures/10000000000001E8000000EA4BA337A8F2439485.png" xlink:type="simple" xlink:show="embed" xlink:actuate="onLoad" loext:mime-type="image/png"/></draw:frame><text:span text:style-name="T21"><text:line-break/></text:span>Obrázek <text:sequence text:ref-name="refFigure13" text:name="Figure" text:formula="ooow:Figure+1" style:num-format="1">12</text:sequence>: Přizpůsobení klávesy Enter</text:p></draw:text-box></draw:frame></text:p>
      <text:h text:style-name="P59" text:outline-level="1"><text:bookmark-start text:name="__RefHeading__18051_116595067"/>Výběr položek v sešitu<text:bookmark-end text:name="__RefHeading__18051_116595067"/></text:h>
      <text:h text:style-name="P63" text:outline-level="2"><text:bookmark-start text:name="__RefHeading__91919_1332025858"/><text:alphabetical-index-mark text:string-value="výběr" text:key1="buňky, v Calcu"/>Selecting <text:alphabetical-index-mark-start text:id="IMark663490888" text:key1="selection"/>cells<text:bookmark-end text:name="__RefHeading__91919_1332025858"/><text:alphabetical-index-mark-end text:id="IMark663490888"/></text:h>
      <text:h text:style-name="P65"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text:span text:style-name="T25">Figure </text:span><text:sequence-ref text:reference-format="value" text:ref-name="refFigure3">2</text:sequence-ref>).</text:p>
      <text:h text:style-name="P65" text:outline-level="3"><text:bookmark-start text:name="__RefHeading__30401_1380607024"/>Souvislá oblast buněk<text:bookmark-end text:name="__RefHeading__30401_1380607024"/></text:h>
      <text:p text:style-name="P7">A <text:alphabetical-index-mark-start text:id="IMark518404984" text:key1="cells"/>range<text:alphabetical-index-mark-end text:id="IMark518404984"/> of cells can be selected using the keyboard or the mouse.</text:p>
      <text:p text:style-name="P50">Chceme-li vybrat oblast buněk tažením kurzoru myši:</text:p>
      <text:list xml:id="list200926844963973" text:continue-list="list200926563789081" text:style-name="Numbering_20_1">
        <text:list-item text:start-value="1">
          <text:p text:style-name="P80">Klepneme na buňku.</text:p>
        </text:list-item>
        <text:list-item>
          <text:p text:style-name="P80">Stiskneme a podržíme levé tlačítko myši.</text:p>
        </text:list-item>
        <text:list-item>
          <text:p text:style-name="P80">Přesuneme ukazatel myši po obrazovce.</text:p>
        </text:list-item>
        <text:list-item>
          <text:p text:style-name="P80">Jakmile je zvýrazněna požadovaná oblast buněk, uvolníme levé tlačítko myši.</text:p>
        </text:list-item>
      </text:list>
      <text:p text:style-name="P50">Chceme-li vybrat oblast buněk bez tažení myší:</text:p>
      <text:list xml:id="list200927670389202" text:continue-list="list200926844963973" text:style-name="Numbering_20_1">
        <text:list-item text:start-value="1">
          <text:p text:style-name="P80">Klepneme do buňky, která má být jedním z rohů oblasti buněk.</text:p>
        </text:list-item>
        <text:list-item>
          <text:p text:style-name="P80">Přesuneme ukazatel myši do protějšího rohu oblasti buněk.</text:p>
        </text:list-item>
        <text:list-item>
          <text:p text:style-name="P80">Podržíme klávesu <text:span text:style-name="Keystroke">Shift</text:span> a klepneme.</text:p>
        </text:list-item>
      </text:list>
      <text:p text:style-name="P7">To select a range of cells using Extending selection mode:</text:p>
      <text:list xml:id="list200928026543026" text:continue-list="list200927670389202" text:style-name="Numbering_20_1">
        <text:list-item text:start-value="1">
          <text:p text:style-name="P80">Klepneme do buňky, která má být jedním z rohů oblasti buněk.</text:p>
        </text:list-item>
        <text:list-item>
          <text:p text:style-name="P83"><text:soft-page-break/>Click in the Selection mode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text:p>
        </text:list-item>
        <text:list-item>
          <text:p text:style-name="P83"><text:span text:style-name="T48">C</text:span>lick in the <text:span text:style-name="T48">cell in the </text:span>opposite corner of the range of cells.</text:p>
        </text:list-item>
      </text:list>
      <text:list xml:id="list200928154017040" text:continue-list="list2430821119" text:style-name="Heading_20_Tip">
        <text:list-item>
          <text:p text:style-name="P69">Tip</text:p>
        </text:list-item>
      </text:list>
      <text:p text:style-name="P19">Make sure to change back to <text:span text:style-name="Emphasis">Standard selection</text:span> or you may find yourself extending a cell selection unintentionally.</text:p>
      <text:p text:style-name="P50">Chceme-li vybrat oblast buněk bez použití myši:</text:p>
      <text:list xml:id="list200928127205826" text:continue-list="list200928026543026" text:style-name="Numbering_20_1">
        <text:list-item text:start-value="1">
          <text:p text:style-name="P80">Vybereme buňku, která bude jedním z rohů oblasti buněk.</text:p>
        </text:list-item>
        <text:list-item>
          <text:p text:style-name="P80">Podržíme klávesu <text:span text:style-name="Keystroke">Shift</text:span> a pomocí kurzorových šipek vybereme zbytek oblasti.</text:p>
        </text:list-item>
      </text:list>
      <text:p text:style-name="P7">To select a range of cells using the Name Box:</text:p>
      <text:list xml:id="list200928366256785" text:continue-list="list200928127205826" text:style-name="Numbering_20_1">
        <text:list-item text:start-value="1">
          <text:p text:style-name="P80">Click in the Name Box on the Formula Bar (<text:span text:style-name="T28">Figure </text:span><text:sequence-ref text:reference-format="value" text:ref-name="refFigure3">2</text:sequence-ref><text:s/>on page <text:sequence-ref text:reference-format="page" text:ref-name="refFigure3">7</text:sequence-ref>). </text:p>
        </text:list-item>
        <text:list-item>
          <text:p text:style-name="P80">Enter the cell reference for the upper left-hand cell, followed by a colon (:), and then the lower right-hand cell reference, <text:span text:style-name="T29">then press the Enter key</text:span>. For example, to select the range that would go from A3 to C6, enter A3:C6.</text:p>
        </text:list-item>
      </text:list>
      <text:h text:style-name="P65" text:outline-level="3"><text:bookmark-start text:name="__RefHeading__30403_1380607024"/>Nesouvislá oblast buněk<text:bookmark-end text:name="__RefHeading__30403_1380607024"/></text:h>
      <text:p text:style-name="P7">To select a range of non-contiguous cells using the mouse:</text:p>
      <text:list xml:id="list200926718893301" text:continue-list="list200928366256785" text:style-name="Numbering_20_1">
        <text:list-item text:start-value="1">
          <text:p text:style-name="P80">Select the first cell or range of cells using one of the methods above.</text:p>
        </text:list-item>
        <text:list-item>
          <text:p text:style-name="P80">Přesuneme ukazatel myši na začátek následující oblasti nebo jediné buňky.</text:p>
        </text:list-item>
        <text:list-item>
          <text:p text:style-name="P80">Podržíme klávesu <text:span text:style-name="Keystroke">Ctrl</text:span> a klepnutím nebo přetažením vybereme jinou oblast buněk, kterou chceme přidat k první oblasti.</text:p>
        </text:list-item>
        <text:list-item>
          <text:p text:style-name="P80">Opakujeme podle potřeby.</text:p>
        </text:list-item>
        <text:list-item>
          <text:p text:style-name="P80">To select a range of non-contiguous cells using <text:span text:style-name="Strong_20_Emphasis">Adding selection</text:span> mode:</text:p>
        </text:list-item>
        <text:list-item>
          <text:p text:style-name="P80"><text:s/>To select a range of cells using <text:span text:style-name="Strong_20_Emphasis">Adding selection</text:span> mode: </text:p>
        </text:list-item>
        <text:list-item>
          <text:p text:style-name="P80">Klepneme do buňky, která má být jedním z rohů oblasti buněk.</text:p>
        </text:list-item>
        <text:list-item>
          <text:p text:style-name="Numbering_20_1">Click in the <text:span text:style-name="Strong_20_Emphasis">Selection mode</text:span>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 before clicking in the opposite corner of the range of cells.</text:p>
        </text:list-item>
      </text:list>
      <text:h text:style-name="P63"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P65" text:outline-level="3"><text:bookmark-start text:name="__RefHeading__30405_1380607024"/>Jediný sloupec nebo řádek<text:bookmark-end text:name="__RefHeading__30405_1380607024"/></text:h>
      <text:p text:style-name="P9">To select a single column, click on the column header (<text:span text:style-name="T25">Figure </text:span><text:sequence-ref text:reference-format="value" text:ref-name="refFigure2">1</text:sequence-ref><text:s/>on page <text:sequence-ref text:reference-format="page" text:ref-name="refFigure2">6</text:sequence-ref>). <text:span text:style-name="T48">T</text:span>o select a single row, click on the row header.</text:p>
      <text:h text:style-name="P65" text:outline-level="3"><text:bookmark-start text:name="__RefHeading__30407_1380607024"/>Více sloupců nebo řádků<text:bookmark-end text:name="__RefHeading__30407_1380607024"/></text:h>
      <text:p text:style-name="P50">Chceme-li vybrat více sloupců nebo řádků, které jsou souvisle vedle sebe:</text:p>
      <text:list xml:id="list200927080689799" text:continue-list="list200926718893301" text:style-name="Numbering_20_1">
        <text:list-item text:start-value="1">
          <text:p text:style-name="P80">Klepneme na první sloupec nebo řádek ve skupině.</text:p>
        </text:list-item>
        <text:list-item>
          <text:p text:style-name="P80">Podržíme klávesu <text:span text:style-name="Keystroke">Shift</text:span>.</text:p>
        </text:list-item>
        <text:list-item>
          <text:p text:style-name="P80">Klepneme na poslední sloupec nebo řádek ve skupině.</text:p>
        </text:list-item>
      </text:list>
      <text:p text:style-name="P50">Chceme-li vybrat více sloupců nebo řádků, které nejsou souvisle vedle sebe:</text:p>
      <text:list xml:id="list200926846885470" text:continue-list="list200927080689799" text:style-name="Numbering_20_1">
        <text:list-item text:start-value="1">
          <text:p text:style-name="P80">Klepneme na první sloupec nebo řádek ve skupině.</text:p>
        </text:list-item>
        <text:list-item>
          <text:p text:style-name="P80">Podržíme klávesu <text:span text:style-name="Keystroke">Ctrl</text:span>.</text:p>
        </text:list-item>
        <text:list-item>
          <text:p text:style-name="P80">Klepneme na všechny další sloupce nebo řádky, zatímco držíme klávesu <text:span text:style-name="Keystroke">Ctrl</text:span>.</text:p>
        </text:list-item>
      </text:list>
      <text:h text:style-name="P65" text:outline-level="3"><text:bookmark-start text:name="__RefHeading__30409_1380607024"/><text:soft-page-break/>Celý list<text:bookmark-end text:name="__RefHeading__30409_1380607024"/></text:h>
      <text:p text:style-name="P9">To select the entire sheet, click on the small box between the column headers and the row headers (<text:span text:style-name="T25">Figure </text:span><text:sequence-ref text:reference-format="value" text:ref-name="refFigure14">13</text:sequence-ref>), or use the key combination <text:span text:style-name="Keystroke">Ctrl</text:span>+<text:span text:style-name="Keystroke">A</text:span> to select the entire sheet, or go to <text:span text:style-name="Strong_20_Emphasis">Edit</text:span> on the <text:span text:style-name="T23">M</text:span>enu bar and select <text:span text:style-name="Strong_20_Emphasis">Select All</text:span>.</text:p>
      <text:p text:style-name="P40"><draw:frame draw:style-name="fr3" draw:name="Frame96" text:anchor-type="as-char" svg:width="2.3626in" draw:z-index="28"><draw:text-box fo:min-height="1.2126in"><text:p text:style-name="Caption"><draw:frame draw:style-name="fr11" draw:name="graphics145" text:anchor-type="paragraph" svg:width="2.3626in" svg:height="1.0362in" draw:z-index="29"><draw:image xlink:href="Pictures/100002010000010600000073587978656DB322AE.png" xlink:type="simple" xlink:show="embed" xlink:actuate="onLoad" loext:mime-type="image/png"/></draw:frame>Obrázek <text:sequence text:ref-name="refFigure14" text:name="Figure" text:formula="ooow:Figure+1" style:num-format="1">13</text:sequence>. Select All box</text:p></draw:text-box></draw:frame></text:p>
      <text:h text:style-name="P63" text:outline-level="2"><text:bookmark-start text:name="__RefHeading__30411_1380607024"/><text:alphabetical-index-mark text:string-value="výběr" text:key1="listy, v Calcu"/>Selecting <text:alphabetical-index-mark-start text:id="IMark681417784" text:key1="selection, in Calc"/>sheets<text:bookmark-end text:name="__RefHeading__30411_1380607024"/><text:alphabetical-index-mark-end text:id="IMark681417784"/></text:h>
      <text:p text:style-name="P7">V Calcu můžeme si vybrat buď jeden, nebo více listů. Výběr více listů může být výhodný, pokud chceme provést změny v mnoha listech najednou.</text:p>
      <text:h text:style-name="P65" text:outline-level="3"><text:bookmark-start text:name="__RefHeading__30413_1380607024"/>Jeden list<text:bookmark-end text:name="__RefHeading__30413_1380607024"/></text:h>
      <text:p text:style-name="P7">Klepneme na kartu listu, který chcete vybrat. The tab for the selected sheet becomes white (default Calc setup) or is otherwise highlighted.</text:p>
      <text:h text:style-name="P65" text:outline-level="3"><text:bookmark-start text:name="__RefHeading__30415_1380607024"/>Několik sousedících listů<text:bookmark-end text:name="__RefHeading__30415_1380607024"/></text:h>
      <text:p text:style-name="P50">Chceme-li vybrat několik sousedících listů:</text:p>
      <text:list xml:id="list200926713844658" text:continue-list="list200926846885470" text:style-name="Numbering_20_1">
        <text:list-item text:start-value="1">
          <text:p text:style-name="P80">Klepneme na kartu prvního požadovaného listu.</text:p>
        </text:list-item>
        <text:list-item>
          <text:p text:style-name="P80">While holding down the <text:span text:style-name="Keystroke">Shift</text:span> key, click on the sheet tab for the last desired sheet.</text:p>
        </text:list-item>
        <text:list-item>
          <text:p text:style-name="P80">Všechny karty mezi těmito dvěma výběry zbělají (ve výchozím nastavení Calcu). Veškeré akce, které nyní provedeme, ovlivní všechny zvýrazněné listy.</text:p>
        </text:list-item>
      </text:list>
      <text:h text:style-name="P65" text:outline-level="3"><text:bookmark-start text:name="__RefHeading__6585_1826898278"/>Několik nesousedících listů<text:bookmark-end text:name="__RefHeading__6585_1826898278"/></text:h>
      <text:p text:style-name="P50">Chceme-li vybrat několik nesousedících listů:</text:p>
      <text:list xml:id="list200928513716033" text:continue-list="list200926713844658" text:style-name="Numbering_20_1">
        <text:list-item text:start-value="1">
          <text:p text:style-name="P80">Klepneme na kartu prvního požadovaného listu.</text:p>
        </text:list-item>
        <text:list-item>
          <text:p text:style-name="P80">While holding down the <text:span text:style-name="Keystroke">Ctrl</text:span> key, click on the sheet tabs for other desired sheets.</text:p>
        </text:list-item>
        <text:list-item>
          <text:p text:style-name="P80">Vybrané karty zbělají (ve výchozím nastavení Calcu). Veškeré akce, které nyní provedeme, ovlivní všechny zvýrazněné listy.</text:p>
        </text:list-item>
      </text:list>
      <text:h text:style-name="P65"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9" text:outline-level="1"><text:bookmark-start text:name="__RefHeading__91921_1332025858"/>Práce se sloupci a řádky<text:bookmark-end text:name="__RefHeading__91921_1332025858"/></text:h>
      <text:h text:style-name="P63" text:outline-level="2"><text:bookmark-start text:name="__RefHeading__91923_1332025858"/><text:alphabetical-index-mark text:string-value="vkládání" text:key1="řádky"/><text:alphabetical-index-mark text:string-value="vkládání" text:key1="sloupce"/>Inserting <text:alphabetical-index-mark-start text:id="IMark663861848" text:key1="inserting"/>columns and rows<text:bookmark-end text:name="__RefHeading__91923_1332025858"/><text:alphabetical-index-mark-end text:id="IMark663861848"/></text:h>
      <text:p text:style-name="P7">When you insert columns or rows, the cells take the formatting of the corresponding cells in the column to the left or the row above.</text:p>
      <text:h text:style-name="P65" text:outline-level="3"><text:bookmark-start text:name="__RefHeading__6589_1826898278"/>Jediný sloupec nebo řádek<text:bookmark-end text:name="__RefHeading__6589_1826898278"/></text:h>
      <text:p text:style-name="P50">Pomocí nabídky <text:span text:style-name="T49">Vložit</text:span>:</text:p>
      <text:list xml:id="list200927705061641" text:continue-list="list200928513716033" text:style-name="Numbering_20_1">
        <text:list-item text:start-value="1">
          <text:p text:style-name="P80">Vybereme buňku, sloupec nebo řádek podle toho, kam chceme nový sloupec nebo řádek vložit.</text:p>
        </text:list-item>
        <text:list-item>
          <text:p text:style-name="P80">Go to <text:span text:style-name="Strong_20_Emphasis"><text:span text:style-name="T29">Sheet</text:span></text:span> on the <text:span text:style-name="T23">M</text:span>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50"><text:soft-page-break/>Using the <text:span text:style-name="T49">context menu</text:span>:</text:p>
      <text:list xml:id="list200927066159587" text:continue-list="list200927705061641" text:style-name="Numbering_20_1">
        <text:list-item text:start-value="1">
          <text:p text:style-name="P80">Vybereme sloupec nebo řádek podle toho, kam chceme nový sloupec nebo řádek vložit.</text:p>
        </text:list-item>
        <text:list-item>
          <text:p text:style-name="P80">Klepneme pravým tlačítkem myši na záhlaví sloupce nebo řádku.</text:p>
        </text:list-item>
        <text:list-item>
          <text:p text:style-name="P80">Select <text:span text:style-name="Strong_20_Emphasis">Insert Columns Before / </text:span><text:span text:style-name="Strong_20_Emphasis"><text:span text:style-name="T49">After</text:span></text:span> or <text:span text:style-name="Strong_20_Emphasis">Insert Rows Above / </text:span><text:span text:style-name="Strong_20_Emphasis"><text:span text:style-name="T49">Below</text:span></text:span> from the context menu.</text:p>
        </text:list-item>
      </text:list>
      <text:h text:style-name="P65" text:outline-level="3"><text:bookmark-start text:name="__RefHeading__6591_1826898278"/>Více sloupců nebo řádků<text:bookmark-end text:name="__RefHeading__6591_1826898278"/></text:h>
      <text:p text:style-name="P50">Je vhodnější vložit více sloupců nebo řádků najednou než vkládat jeden po druhém.</text:p>
      <text:list xml:id="list200927624159801" text:continue-list="list200927066159587" text:style-name="Numbering_20_1">
        <text:list-item text:start-value="1">
          <text:p text:style-name="P80">Vybereme požadovaný počet sloupců nebo řádků tím, že podržíme levé tlačítko myši na prvním z nich a táhneme přes jejich záhlaví.</text:p>
        </text:list-item>
        <text:list-item>
          <text:p text:style-name="P80">Dále postupujeme stejně jako u vkládání jednoho sloupce nebo řádku popisovaného výše. The number of columns or rows highlighted will be inserted.</text:p>
        </text:list-item>
      </text:list>
      <text:h text:style-name="P63" text:outline-level="2"><text:bookmark-start text:name="__RefHeading__30909_1380607024"/><text:alphabetical-index-mark text:string-value="mazání" text:key1="řádky"/>Deleting<text:alphabetical-index-mark text:string-value="mazání" text:key1="sloupce"/> <text:alphabetical-index-mark-start text:id="IMark663490888" text:key1="deleting"/>columns and rows<text:bookmark-end text:name="__RefHeading__30909_1380607024"/><text:alphabetical-index-mark-end text:id="IMark663490888"/></text:h>
      <text:h text:style-name="P65" text:outline-level="3"><text:bookmark-start text:name="__RefHeading__6593_1826898278"/>Jediný sloupec nebo řádek<text:bookmark-end text:name="__RefHeading__6593_1826898278"/></text:h>
      <text:p text:style-name="P50">Chceme-li smazat jeden sloupec nebo řádek:</text:p>
      <text:list xml:id="list200927935671562" text:continue-list="list200927624159801" text:style-name="Numbering_20_1">
        <text:list-item text:start-value="1">
          <text:p text:style-name="P80">Vybereme buňku ve sloupci nebo řádku, kterou chceme smazat.</text:p>
        </text:list-item>
        <text:list-item>
          <text:p text:style-name="P80">Go to <text:span text:style-name="Strong_20_Emphasis"><text:span text:style-name="T29">Sheet</text:span></text:span> on the <text:span text:style-name="T23">M</text:span>enu bar and select <text:span text:style-name="Strong_20_Emphasis">Delete Columns</text:span><text:span text:style-name="T29">.</text:span> <text:span text:style-name="T29">R</text:span>ight-click and select <text:span text:style-name="Strong_20_Emphasis">Delete Columns</text:span> from the context menu.</text:p>
        </text:list-item>
        <text:list-item>
          <text:p text:style-name="P80">Select the option you require from the Delete Cells dialog (<text:span text:style-name="T28">Figure </text:span><text:sequence-ref text:reference-format="value" text:ref-name="refFigure15">14</text:sequence-ref>).</text:p>
        </text:list-item>
      </text:list>
      <text:h text:style-name="P65" text:outline-level="3"><text:bookmark-start text:name="__RefHeading__6595_1826898278"/>Více sloupců nebo řádků<text:bookmark-end text:name="__RefHeading__6595_1826898278"/></text:h>
      <text:p text:style-name="P50">Chceme-li smazat více sloupců nebo řádků:</text:p>
      <text:list xml:id="list200927462006658" text:continue-list="list200927935671562" text:style-name="Numbering_20_1">
        <text:list-item text:start-value="1">
          <text:p text:style-name="P80">Select the columns or rows. <text:span text:style-name="T50">S</text:span>ee “<text:bookmark-ref text:reference-format="text" text:ref-name="__RefHeading__30407_1380607024">Multiple columns or rows</text:bookmark-ref>” on page <text:bookmark-ref text:reference-format="page" text:ref-name="__RefHeading__30407_1380607024">19</text:bookmark-ref>.</text:p>
        </text:list-item>
        <text:list-item>
          <text:p text:style-name="P80">Go to <text:span text:style-name="Strong_20_Emphasis">Sheet</text:span> on the <text:span text:style-name="T23">M</text:span>enu bar and select <text:span text:style-name="Strong_20_Emphasis">Delete Cells</text:span>, or right-click and select Delete from the context menu, or right-click in the column or row header and select <text:span text:style-name="Strong_20_Emphasis">Delete Columns</text:span> or <text:span text:style-name="Strong_20_Emphasis">Delete Rows</text:span> from the context menu.</text:p>
        </text:list-item>
      </text:list>
      <text:h text:style-name="P63" text:outline-level="2"><text:bookmark-start text:name="__RefHeading___Toc13879_3101759058"/>Mazání <text:span text:style-name="T65">b</text:span>uněk<text:bookmark-end text:name="__RefHeading___Toc13879_3101759058"/></text:h>
      <text:list xml:id="list200927483222346" text:continue-list="list200927462006658" text:style-name="Numbering_20_1">
        <text:list-item text:start-value="1">
          <text:p text:style-name="P80">Select the cell or cells you want to delete.</text:p>
        </text:list-item>
        <text:list-item>
          <text:p text:style-name="P80">Go to <text:span text:style-name="Strong_20_Emphasis">Sheet &gt; Delete Cells</text:span>. Or, right-click on the cell and select <text:span text:style-name="Strong_20_Emphasis">Delete</text:span> from the context menu.</text:p>
        </text:list-item>
        <text:list-item>
          <text:p text:style-name="Numbering_20_1">Select the option you require from the Delete Cells dialog (<text:span text:style-name="T25">Figure </text:span><text:span text:style-name="T25"><text:sequence-ref text:reference-format="value" text:ref-name="refFigure15">14</text:sequence-ref></text:span>).</text:p>
        </text:list-item>
      </text:list>
      <text:p text:style-name="P52">Nebo:</text:p>
      <text:list xml:id="list200927791007307" text:continue-list="list200927483222346" text:style-name="Numbering_20_1">
        <text:list-item text:start-value="1">
          <text:p text:style-name="P85">Řádek nebo sloupec vybereme klepnutím na záhlaví.</text:p>
        </text:list-item>
        <text:list-item>
          <text:p text:style-name="P85">Go to <text:span text:style-name="Strong_20_Emphasis">Sheet</text:span> on the <text:span text:style-name="T23">M</text:span>enu bar and select <text:span text:style-name="Strong_20_Emphasis">Delete Cells</text:span> or right-click and select <text:span text:style-name="Strong_20_Emphasis">Delete Columns</text:span> or <text:span text:style-name="Strong_20_Emphasis">Delete Rows</text:span> from the context menu.</text:p>
        </text:list-item>
      </text:list>
      <text:p text:style-name="P40"><text:soft-page-break/><draw:frame draw:style-name="fr6" draw:name="Frame3" text:anchor-type="as-char" svg:width="2.6035in" draw:z-index="30"><draw:text-box fo:min-height="1.9138in"><text:p text:style-name="Caption"><draw:frame draw:style-name="fr12" draw:name="Image13" text:anchor-type="paragraph" svg:width="2.3598in" style:rel-width="100%" svg:height="1.5917in" style:rel-height="scale" draw:z-index="31"><draw:image xlink:href="Pictures/1000000000000127000000C76C7A6283686676B7.png" xlink:type="simple" xlink:show="embed" xlink:actuate="onLoad" loext:mime-type="image/png"/></draw:frame><text:span text:style-name="T21"><text:line-break/></text:span>Obrázek <text:sequence text:ref-name="refFigure15" text:name="Figure" text:formula="ooow:Figure+1" style:num-format="1">14</text:sequence>: Dialogové okno Smazat buňky</text:p></draw:text-box></draw:frame></text:p>
      <text:h text:style-name="P59" text:outline-level="1"><text:bookmark-start text:name="__RefHeading__91925_1332025858"/>Práce se sešity<text:bookmark-end text:name="__RefHeading__91925_1332025858"/></text:h>
      <text:h text:style-name="P63" text:outline-level="2"><text:bookmark-start text:name="__RefHeading__91938_1332025858"/><text:alphabetical-index-mark text:string-value="vkládání" text:key1="listy"/>Inserting new <text:alphabetical-index-mark-start text:id="IMark589023528" text:key1="inserting"/>sheets<text:bookmark-end text:name="__RefHeading__91938_1332025858"/><text:alphabetical-index-mark-end text:id="IMark589023528"/></text:h>
      <text:p text:style-name="P10">Click on the <text:span text:style-name="Strong_20_Emphasis">Add Sheet</text:span> icon <draw:frame draw:style-name="fr10" draw:name="graphics147" text:anchor-type="as-char" svg:width="0.1665in" svg:height="0.1665in" draw:z-index="32"><draw:image xlink:href="Pictures/100002010000000C0000000CCC11847CD23973F3.png" xlink:type="simple" xlink:show="embed" xlink:actuate="onLoad" loext:mime-type="image/png"/></draw:frame><text:s/><text:span text:style-name="T29">next to the sheet tabs </text:span>to insert a new sheet after the last sheet in the spreadsheet without opening the Insert Sheet dialog. The following methods open the Insert Sheet dialog (<text:span text:style-name="T25">Figure </text:span><text:sequence-ref text:reference-format="value" text:ref-name="refFigure16">15</text:sequence-ref>) where you can position the new sheet, create more than one sheet, name the new sheet, or select a sheet from a file.</text:p>
      <text:list xml:id="list200926751685985" text:continue-list="list200928324331798" text:style-name="List_20_1">
        <text:list-item>
          <text:p text:style-name="P70">Select the sheet where you want to insert a new sheet, then go to <text:span text:style-name="Strong_20_Emphasis">Sheet &gt; Insert Sheet</text:span> on the Menu bar or click <text:span text:style-name="Keystroke">Alt</text:span>+<text:span text:style-name="Keystroke">S</text:span><text:span text:style-name="T29">+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40"><draw:frame draw:style-name="fr6" draw:name="Frame11" text:anchor-type="as-char" svg:width="3.3252in" draw:z-index="34"><draw:text-box fo:min-height="3.3201in"><text:p text:style-name="Caption"><draw:frame draw:style-name="fr12" draw:name="Image12" text:anchor-type="paragraph" svg:width="2.6646in" style:rel-width="100%" svg:height="2.5984in" style:rel-height="scale" draw:z-index="35"><draw:image xlink:href="Pictures/10000000000001BD000001B2DAC88004AB5AA233.png" xlink:type="simple" xlink:show="embed" xlink:actuate="onLoad" loext:mime-type="image/png"/></draw:frame><text:span text:style-name="T21"><text:line-break/></text:span>Obrázek <text:sequence text:ref-name="refFigure16" text:name="Figure" text:formula="ooow:Figure+1" style:num-format="1">15</text:sequence>: Dialogové okno Vložit list</text:p></draw:text-box></draw:frame></text:p>
      <text:h text:style-name="P65" text:outline-level="3"><text:bookmark-start text:name="__RefHeading__31369_1380607024"/>Přesouvání a <text:alphabetical-index-mark text:string-value="kopírování listů" text:key1="listy"/>kopírování listů<text:bookmark-end text:name="__RefHeading__31369_1380607024"/></text:h>
      <text:p text:style-name="P10">You can move or copy sheets within the same spreadsheet by dragging and dropping or using the Move/Copy Sheet dialog (<text:span text:style-name="T25">Figure </text:span><text:sequence-ref text:reference-format="value" text:ref-name="refFigure17">16</text:sequence-ref>). To move or copy a sheet into a different spreadsheet, use the Move/Copy Sheet dialog.</text:p>
      <text:h text:style-name="P65"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5" text:outline-level="3"><text:bookmark-start text:name="__RefHeading__31373_1380607024"/>Using Move/Copy Sheet dialog<text:bookmark-end text:name="__RefHeading__31373_1380607024"/></text:h>
      <text:p text:style-name="P50">The Move/Copy Sheet dialog allows you to specify exactly whether you want the sheet in the same or a different spreadsheet, its position within the spreadsheet, and the sheet name when it is moved or copied.</text:p>
      <text:p text:style-name="P40"><draw:frame draw:style-name="fr6" draw:name="Frame14" text:anchor-type="as-char" svg:width="2.5717in" draw:z-index="36"><draw:text-box fo:min-height="3.9665in"><text:p text:style-name="Caption"><draw:frame draw:style-name="fr12" draw:name="Image14" text:anchor-type="paragraph" svg:width="2.1957in" style:rel-width="100%" svg:height="3.2744in" style:rel-height="scale" draw:z-index="37"><draw:image xlink:href="Pictures/1000000000000127000001B8A571F882DCF75A27.png" xlink:type="simple" xlink:show="embed" xlink:actuate="onLoad" loext:mime-type="image/png"/></draw:frame><text:span text:style-name="T21"><text:line-break/></text:span>Figure <text:sequence text:ref-name="refFigure17" text:name="Figure" text:formula="ooow:Figure+1" style:num-format="1">16</text:sequence>: Move/Copy <text:span text:style-name="T35">S</text:span>heet dialog</text:p></draw:text-box></draw:frame></text:p>
      <text:list xml:id="list200927609969360" text:continue-list="list200927791007307" text:style-name="Numbering_20_1">
        <text:list-item text:start-value="1">
          <text:p text:style-name="P80">In the current document, right-click on the sheet tab you wish to move or copy and select <text:span text:style-name="Strong_20_Emphasis">Move or Copy Sheet</text:span> from the context menu or go to <text:span text:style-name="Strong_20_Emphasis">Sheet &gt; Move</text:span> <text:span text:style-name="T29">or </text:span><text:span text:style-name="Strong_20_Emphasis">Copy Sheet</text:span> on the <text:span text:style-name="T29">M</text:span>enu bar.</text:p>
        </text:list-item>
        <text:list-item>
          <text:p text:style-name="P80">Vybereme <text:span text:style-name="Strong_20_Emphasis">Přesunout</text:span>, pokud chceme list přesunout, nebo <text:span text:style-name="Strong_20_Emphasis">Kopírovat</text:span>, pokud ho chceme zkopírovat.</text:p>
        </text:list-item>
        <text:list-item>
          <text:p text:style-name="P80">Select the spreadsheet where you want the sheet to be placed from the drop-down list in To document. Může to být stejný sešit, jiný již otevřený, nebo můžeme vytvořit nový.</text:p>
        </text:list-item>
        <text:list-item>
          <text:p text:style-name="P80">Select the position in Insert before where you want to place the sheet.</text:p>
        </text:list-item>
        <text:list-item>
          <text:p text:style-name="P80">Type a name in the New name text box if you want to rename the sheet when it is moved or copied. If you do not enter a name, Calc creates a default name (Sheet <text:span text:style-name="T61">2</text:span>, Sheet <text:span text:style-name="T61">3</text:span>, and so on).</text:p>
        </text:list-item>
        <text:list-item>
          <text:p text:style-name="P80">Klepnutím na tlačítko <text:span text:style-name="Strong_20_Emphasis">OK</text:span> přesun nebo kopírování potvrdíme a dialogové okno se zavře.</text:p>
        </text:list-item>
      </text:list>
      <text:list xml:id="list2949796380"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3" text:outline-level="2"><text:bookmark-start text:name="__RefHeading__31375_1380607024"/><text:soft-page-break/>Deleting <text:alphabetical-index-mark-start text:id="IMark681417784" text:key1="deleting"/>sheets<text:bookmark-end text:name="__RefHeading__31375_1380607024"/><text:alphabetical-index-mark-end text:id="IMark681417784"/></text:h>
      <text:p text:style-name="P7">To delete a single sheet, right-click on the sheet tab you want to delete and select <text:span text:style-name="Strong_20_Emphasis">Delete Sheet</text:span> from the context menu, or go to <text:span text:style-name="Strong_20_Emphasis">Sheet &gt; Delete Sheet</text:span> on the <text:span text:style-name="T23">M</text:span>enu bar. Click <text:span text:style-name="Strong_20_Emphasis">Yes</text:span> to confirm the deletio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text:span text:style-name="T29">M</text:span>enu bar. Smazání potvrdíme klepnutím na tlačítko <text:span text:style-name="Strong_20_Emphasis">Ano</text:span>.</text:p>
      <text:h text:style-name="P63" text:outline-level="2"><text:bookmark-start text:name="__RefHeading__31377_1380607024"/><text:alphabetical-index-mark text:string-value="přejmenování" text:key1="listy"/>Renaming <text:alphabetical-index-mark-start text:id="IMark518404984" text:key1="renaming"/>sheets<text:bookmark-end text:name="__RefHeading__31377_1380607024"/><text:alphabetical-index-mark-end text:id="IMark518404984"/></text:h>
      <text:p text:style-name="P7">Výchozí název přidaného listu je List X, kde X je číslo přidaného listu. While this works for a spreadsheet with only a few sheets, it can become difficult to identify sheets when a spreadsheet contains many sheets..</text:p>
      <text:p text:style-name="P50">Když chceme list přejmenovat, můžeme použít jeden z následujících způsobů:</text:p>
      <text:list xml:id="list200926658962945" text:continue-list="list200926751685985" text:style-name="List_20_1">
        <text:list-item>
          <text:p text:style-name="P75">Enter the name in the Name text box when you create the sheet using the Insert Sheet dialog (<text:span text:style-name="T25">Figure </text:span><text:sequence-ref text:reference-format="value" text:ref-name="refFigure16">15</text:sequence-ref><text:s/>on page <text:sequence-ref text:reference-format="page" text:ref-name="refFigure16">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Poklepeme na kartu listu, čímž otevřeme dialogové okno Přejmenovat list.</text:p>
        </text:list-item>
      </text:list>
      <text:list xml:id="list200927596665177" text:continue-list="list200927638375575"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9" text:outline-level="1"><text:bookmark-start text:name="__RefHeading__18073_116595067"/><text:alphabetical-index-mark text:string-value="viewing Calc"/>Zobrazení v programu Calc<text:bookmark-end text:name="__RefHeading__18073_116595067"/></text:h>
      <text:h text:style-name="P63" text:outline-level="2"><text:bookmark-start text:name="__RefHeading__92165_1332025858"/>Změna zobrazení dokumentu<text:bookmark-end text:name="__RefHeading__92165_1332025858"/></text:h>
      <text:p text:style-name="P7">Use the <text:alphabetical-index-mark-start text:id="IMark589023528"/>zoom<text:alphabetical-index-mark-end text:id="IMark589023528"/> function to show more or fewer cells in the window when you are working on a spreadsheet. For more about zoom, see Chapter 1, Introducing LibreOffice, <text:span text:style-name="T35">in</text:span> the <text:span text:style-name="Emphasis">Getting Started Guide</text:span>.</text:p>
      <text:h text:style-name="P63"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7">Ukotvení se používá k uzamčení řádků v horní části listu nebo k uzamčení sloupců v levé části listu. Když se potom pohybujeme v listu, ukotvené sloupce a řádky zůstávají stále zobrazené.</text:p>
      <text:p text:style-name="P10"><text:span text:style-name="T25">Figure </text:span><text:sequence-ref text:reference-format="value" text:ref-name="refFigure18">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00927646990785" text:continue-list="list200927609969360" text:style-name="Numbering_20_1">
        <text:list-item text:start-value="1">
          <text:p text:style-name="P80">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0">Go to <text:span text:style-name="Strong_20_Emphasis">View</text:span> on the <text:span text:style-name="T29">M</text:span>enu bar and select <text:span text:style-name="Strong_20_Emphasis">Freeze Rows and Columns</text:span>. Shortcut: <text:span text:style-name="Keystroke">Alt</text:span> <text:span text:style-name="Keystroke">V</text:span><text:span text:style-name="T29">+</text:span><text:span text:style-name="Keystroke">R</text:span>. A heavier line appears between the rows or columns indicating where the freeze has been place.</text:p>
        </text:list-item>
      </text:list>
      <text:p text:style-name="P40"><text:soft-page-break/><draw:frame draw:style-name="fr5" draw:name="Frame100" text:anchor-type="as-char" svg:width="5.5118in" draw:z-index="38"><draw:text-box fo:min-height="1.1138in"><text:p text:style-name="Caption"><draw:frame draw:style-name="fr11" draw:name="graphics151" text:anchor-type="paragraph" svg:width="5.5118in" svg:height="0.8972in" draw:z-index="39"><draw:image xlink:href="Pictures/10000201000002970000006C5594659A806D4388.png" xlink:type="simple" xlink:show="embed" xlink:actuate="onLoad" loext:mime-type="image/png"/></draw:frame>Figure <text:sequence text:ref-name="refFigure18" text:name="Figure" text:formula="ooow:Figure+1" style:num-format="1">17</text:sequence>. Frozen rows and columns</text:p></draw:text-box></draw:frame></text:p>
      <text:h text:style-name="P63" text:outline-level="2"><text:bookmark-start text:name="__RefHeading__8569_1705546372"/>Zrušení ukotvení<text:bookmark-end text:name="__RefHeading__8569_1705546372"/></text:h>
      <text:p text:style-name="P7">To unfreeze rows or columns, go to <text:span text:style-name="Strong_20_Emphasis">View</text:span> on the <text:span text:style-name="T28">M</text:span>enu bar and click <text:span text:style-name="Strong_20_Emphasis">Freeze Rows and Columns</text:span> to toggle it off. Silnější čáry indikující ukotvení zmizí.</text:p>
      <text:h text:style-name="P63" text:outline-level="2"><text:bookmark-start text:name="__RefHeading__74108_1365249792"/>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any one time. An example of splitting the screen is shown in <text:span text:style-name="T25">Figure </text:span><text:sequence-ref text:reference-format="value" text:ref-name="refFigure19">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40"><draw:frame draw:style-name="fr4" draw:name="Frame101" text:anchor-type="as-char" svg:width="2.7563in" draw:z-index="41"><draw:text-box fo:min-height="1.8772in"><text:p text:style-name="Caption"><draw:frame draw:style-name="fr11" draw:name="graphics12" text:anchor-type="paragraph" svg:width="2.7563in" svg:height="1.6035in" draw:z-index="42"><draw:image xlink:href="Pictures/1000000000000137000000B560D113EC802E03F7.png" xlink:type="simple" xlink:show="embed" xlink:actuate="onLoad" loext:mime-type="image/png"/></draw:frame>Obrázek <text:sequence text:ref-name="refFigure19" text:name="Figure" text:formula="ooow:Figure+1" style:num-format="1">18</text:sequence>. Split screen example</text:p></draw:text-box></draw:frame></text:p>
      <text:h text:style-name="P65"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0">Klepneme na záhlaví řádku, nad který chceme vložit bod rozdělení, nebo na záhlaví sloupce, před který chceme vložit bod rozdělení.</text:p>
        </text:list-item>
      </text:list>
      <text:list xml:id="list200928035815347" text:continue-list="list200927646990785" text:style-name="Numbering_20_1">
        <text:list-item text:start-value="2">
          <text:p text:style-name="P84">Go to <text:span text:style-name="Strong_20_Emphasis">View</text:span> on the <text:span text:style-name="T29">M</text:span>enu bar and select <text:span text:style-name="Strong_20_Emphasis">Split Window</text:span>. A thick line appears between the rows or columns indicating where the split has been placed. An example of a split line is shown below Row 2 in <text:span text:style-name="T25">Figure </text:span><text:sequence-ref text:reference-format="value" text:ref-name="refFigure19">18</text:sequence-ref>.</text:p>
        </text:list-item>
      </text:list>
      <text:p text:style-name="P7"><text:span text:style-name="Strong_20_Emphasis">Method Two:</text:span></text:p>
      <text:p text:style-name="P10">For a horizontal split, click on the thick black line at the top of the vertical scroll bar (<text:span text:style-name="T25">Figure </text:span><text:sequence-ref text:reference-format="value" text:ref-name="refFigure20">19</text:sequence-ref>) and drag the split line below the row where you want the horizontal split positioned.</text:p>
      <text:p text:style-name="P10">Similarly, for a vertical split, click on the thick black line at the right of the horizontal scroll bar (<text:span text:style-name="T25">Figure </text:span><text:sequence-ref text:reference-format="value" text:ref-name="refFigure20">19</text:sequence-ref>) and drag the split line to the right of the column where you want the vertical split positioned.</text:p>
      <text:p text:style-name="P40"><text:soft-page-break/><draw:frame draw:style-name="fr3" draw:name="Frame102" text:anchor-type="as-char" svg:width="3.9366in" draw:z-index="15"><draw:text-box fo:min-height="1.6201in"><text:p text:style-name="Caption"><draw:frame draw:style-name="fr11" draw:name="graphics16" text:anchor-type="paragraph" svg:width="3.9366in" svg:height="1.3744in" draw:z-index="16"><draw:image xlink:href="Pictures/10000201000001F5000000AF97CB70F167569877.png" xlink:type="simple" xlink:show="embed" xlink:actuate="onLoad" loext:mime-type="image/png"/></draw:frame>Figure <text:sequence text:ref-name="refFigure20" text:name="Figure" text:formula="ooow:Figure+1" style:num-format="1">19</text:sequence>. Rozdělené <text:span text:style-name="T30">části</text:span> obrazovky</text:p></draw:text-box></draw:frame></text:p>
      <text:h text:style-name="P65" text:outline-level="3"><text:bookmark-start text:name="__RefHeading__9135_1266506079"/>Splitting both horizontally and vertically<text:bookmark-end text:name="__RefHeading__9135_1266506079"/></text:h>
      <text:p text:style-name="P31"><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text:span text:style-name="T25">Figure </text:span><text:sequence-ref text:reference-format="value" text:ref-name="refFigure20">19</text:sequence-ref>.<text:bookmark-end text:name="__RefHeading___Toc22585_734154040"/></text:p>
      <text:p text:style-name="P32"><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0">Click the cell that is immediately below the rows where you want to split the screen horizontally and immediately to the right of the columns where you want to split the screen vertically.</text:p>
        </text:list-item>
      </text:list>
      <text:list xml:id="list200926736393682" text:continue-list="list200928035815347" text:style-name="Numbering_20_1">
        <text:list-item text:start-value="2">
          <text:p text:style-name="P80">Go to <text:span text:style-name="Strong_20_Emphasis">View</text:span> on the <text:span text:style-name="T31">M</text:span>enu bar and select <text:span text:style-name="Strong_20_Emphasis">Split Window</text:span>. Thick lines appear between the rows and columns indicating where the splits have been placed.</text:p>
        </text:list-item>
      </text:list>
      <text:h text:style-name="P63" text:outline-level="2"><text:bookmark-start text:name="__RefHeading__9137_1266506079"/>Odebrání rozdělení obrazovky<text:bookmark-end text:name="__RefHeading__9137_1266506079"/></text:h>
      <text:p text:style-name="P50">To remove a split view, do any of the following:</text:p>
      <text:list xml:id="list200928124191873" text:continue-list="list200926658962945" text:style-name="List_20_1">
        <text:list-item>
          <text:p text:style-name="P70">Poklepeme na každou rozdělovací čáru.</text:p>
        </text:list-item>
        <text:list-item>
          <text:p text:style-name="P70">Click on and drag the split lines back to their places at the ends of the scroll bars.</text:p>
        </text:list-item>
        <text:list-item>
          <text:p text:style-name="P70">Go to <text:span text:style-name="Strong_20_Emphasis">View</text:span> on the <text:span text:style-name="T31">M</text:span>enu bar and click <text:span text:style-name="Strong_20_Emphasis">Split Window</text:span> to toggle it off.</text:p>
        </text:list-item>
      </text:list>
      <text:h text:style-name="P59" text:outline-level="1"><text:bookmark-start text:name="__RefHeading__34434026"/>Using the <text:alphabetical-index-mark-start text:id="IMark208223048"/>Navigator<text:bookmark-end text:name="__RefHeading__34434026"/><text:alphabetical-index-mark-end text:id="IMark208223048"/></text:h>
      <text:p text:style-name="P10">The Navigator (<text:span text:style-name="T25">Figure </text:span><text:sequence-ref text:reference-format="value" text:ref-name="refFigure21">20</text:sequence-ref>) is available in all LibreOffice modules. <text:span text:style-name="T35">It</text:span> provides tools and methods to move quickly through a spreadsheet and find specific items.</text:p>
      <text:p text:style-name="P40"><draw:frame draw:style-name="fr2" draw:name="Frame1" text:anchor-type="as-char" svg:width="2.4791in" draw:z-index="17"><draw:text-box fo:min-height="2.7945in"><text:p text:style-name="Caption"><draw:frame draw:style-name="fr11" draw:name="graphics11" text:anchor-type="paragraph" svg:width="2.4409in" svg:height="2.5866in" draw:z-index="27"><draw:image xlink:href="Pictures/10000000000001290000013685C6D937AB182400.png" xlink:type="simple" xlink:show="embed" xlink:actuate="onLoad" loext:mime-type="image/png"/></draw:frame>Figure <text:sequence text:ref-name="refFigure21"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50">To open the Navigator, do one of the following:</text:p>
      <text:list xml:id="list200928451289754" text:continue-numbering="true" text:style-name="List_20_1">
        <text:list-item>
          <text:p text:style-name="P70">Press the <text:span text:style-name="Keystroke">F5</text:span> key.</text:p>
        </text:list-item>
        <text:list-item>
          <text:p text:style-name="P70">Go to <text:span text:style-name="Strong_20_Emphasis">View &gt; Navigator</text:span> on the <text:span text:style-name="T31">M</text:span>enu bar.</text:p>
        </text:list-item>
        <text:list-item>
          <text:p text:style-name="P70"><text:span text:style-name="T57">Click the Navigator icon in the Sidebar</text:span>.</text:p>
        </text:list-item>
      </text:list>
      <text:p text:style-name="P7"><text:span text:style-name="T57">By default, t</text:span>he Navigator <text:span text:style-name="T57">opens in the Sidebar.</text:span></text:p>
      <text:p text:style-name="P50">The controls and tools available in the Navigator are as follows:</text:p>
      <text:list xml:id="list200927076316578" text:continue-numbering="true" text:style-name="List_20_1">
        <text:list-item>
          <text:p text:style-name="P70"><text:span text:style-name="Strong_20_Emphasis">Column</text:span> – <text:span text:style-name="T57">type</text:span> <text:span text:style-name="T57">a</text:span> column letter and press the <text:span text:style-name="Keystroke">Enter</text:span> key to reposition the cell cursor to the specified column in the same row.</text:p>
        </text:list-item>
        <text:list-item>
          <text:p text:style-name="P70"><text:span text:style-name="Strong_20_Emphasis">Row</text:span> – <text:s/>t<text:span text:style-name="T57">type</text:span>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0" draw:name="Image16" text:anchor-type="as-char" svg:width="0.2508in" svg:height="0.2272in" draw:z-index="43"><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0" draw:name="Image15" text:anchor-type="as-char" svg:width="0.2709in" svg:height="0.198in" draw:z-index="44"><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0" draw:name="Image18" text:anchor-type="as-char" svg:width="0.2953in" svg:height="0.211in" draw:z-index="45"><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0" draw:name="Image20" text:anchor-type="as-char" svg:width="0.2398in" svg:height="0.2709in" draw:z-index="40"><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0" draw:name="Image22" text:anchor-type="as-char" svg:width="0.2917in" svg:height="0.2811in" draw:z-index="33"><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00927855252675" text:continue-list="list200928454514087" text:style-name="List_20_2">
        <text:list-item>
          <text:p text:style-name="P77"><text:span text:style-name="Emphasis">Delete</text:span> – deletes the selected scenario.</text:p>
        </text:list-item>
        <text:list-item>
          <text:p text:style-name="P77"><text:span text:style-name="Emphasis">Properties</text:span> – opens the Edit scenario dialog, where you can edit the scenario properties.</text:p>
        </text:list-item>
      </text:list>
      <text:list xml:id="list200928194376125" text:continue-list="list200927076316578" text:style-name="List_20_1">
        <text:list-item>
          <text:p text:style-name="P70"><text:span text:style-name="Strong_20_Emphasis">Drag Mode</text:span> <draw:frame draw:style-name="fr10" draw:name="Image23" text:anchor-type="as-char" svg:width="0.4165in" svg:height="0.2602in" draw:z-index="26"><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text:span text:style-name="T55">a </text:span>link, or a copy is created.</text:p>
        </text:list-item>
      </text:list>
      <text:list xml:id="list200927120788239" text:continue-list="list200927855252675" text:style-name="List_20_2">
        <text:list-item>
          <text:p text:style-name="P77"><text:span text:style-name="Emphasis">Insert as Hyperlink</text:span> – hyperlink<text:span text:style-name="T57">s the entire item</text:span>.</text:p>
        </text:list-item>
        <text:list-item>
          <text:p text:style-name="P79"><text:span text:style-name="Emphasis">Insert as Link</text:span> – <text:span text:style-name="T57">l</text:span>inks the copied item to the original item so that when the original item is changed, that change will be reflected in the current document. </text:p>
        </text:list-item>
        <text:list-item>
          <text:p text:style-name="P77"><text:span text:style-name="Emphasis">Insert as Copy</text:span> – <text:span text:style-name="T57">inserts</text:span> a copy <text:span text:style-name="T57">of the selected item.</text:span></text:p>
        </text:list-item>
      </text:list>
      <text:list xml:id="list200927222186876" text:continue-list="list200928154017040"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text:span text:style-name="T57">Scenario 1, Image</text:span> 1, <text:span text:style-name="T57">Image</text:span> 2, Object 1, and so on. These default names may not correspond to the position of the object in the document.</text:p>
      <text:h text:style-name="P59" text:outline-level="1"><text:bookmark-start text:name="__RefHeading__16742_584504187"/><text:soft-page-break/>Používání vlastností dokumentu<text:bookmark-end text:name="__RefHeading__16742_584504187"/></text:h>
      <text:p text:style-name="P7">V hlavní nabídce Soubor &gt; Vlastnosti otevřeme dialogové okno <text:alphabetical-index-mark-start text:id="IMark663861848"/>Vlastnosti<text:alphabetical-index-mark-end text:id="IMark663861848"/> dokumentu <text:span text:style-name="Strong_20_Emphasis"/><text:span text:style-name="T31"/>. The Properties dialog <text:span text:style-name="T51">provides information about the spreadsheet and </text:span>allows you to set some of <text:span text:style-name="T51">its</text:span> properties. Okno a jeho karty jsou popsány níže.</text:p>
      <text:h text:style-name="P63" text:outline-level="2"><text:bookmark-start text:name="__RefHeading__93940_1332025858"/>Obecné<text:bookmark-end text:name="__RefHeading__93940_1332025858"/></text:h>
      <text:p text:style-name="P7">Contains basic information about the current file.</text:p>
      <text:list xml:id="list200926524619234" text:continue-list="list200928194376125"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text:span text:style-name="T32"> – displays the template that was used to create the file.</text:span></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pan text:style-name="Strong_20_Emphasis">Elektronické podpisy</text:span> – otevře dialogové okno Digitální podpisy, kde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Uložit s tímto dokumentem obrázek náhledu</text:span> – <text:span text:style-name="T56">uloží uvnitř dokumentu náhled thumbnail.png. Tyto obrázky může za určitých podmínek použít správce souborů.</text:span></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3" text:outline-level="2"><text:bookmark-start text:name="__RefHeading__93942_1332025858"/>Popis<text:bookmark-end text:name="__RefHeading__93942_1332025858"/></text:h>
      <text:p text:style-name="P29">Contains <text:span text:style-name="T53">optional editable </text:span>descriptive information about the spreadsheet.</text:p>
      <text:list xml:id="list200927411351449" text:continue-numbering="true" text:style-name="List_20_1">
        <text:list-item>
          <text:p text:style-name="P70"><text:span text:style-name="Strong_20_Emphasis">Title</text:span> – enter a title for the <text:span text:style-name="T51">spreadsheet</text:span>.</text:p>
        </text:list-item>
        <text:list-item>
          <text:p text:style-name="P70"><text:span text:style-name="Strong_20_Emphasis">Subject</text:span> – enter a subject for the <text:span text:style-name="T51">spreadsheet</text:span>. Pomocí předmětu je možné seskupit dokumenty s podobným obsahem.</text:p>
        </text:list-item>
        <text:list-item>
          <text:p text:style-name="P70"><text:span text:style-name="Strong_20_Emphasis">Keywords</text:span> – enter the words that you want to use to index the content of <text:span text:style-name="T51">the spreadshee</text:span>t. Klíčová slova musí být oddělena čárkou. Klíčové slovo může obsahovat prázdné znaky nebo středníky.</text:p>
        </text:list-item>
        <text:list-item>
          <text:p text:style-name="P70"><text:span text:style-name="Strong_20_Emphasis">Comments</text:span> – enter comments to help identify the <text:span text:style-name="T51">spreadsheet</text:span>.</text:p>
        </text:list-item>
      </text:list>
      <text:h text:style-name="P63" text:outline-level="2"><text:bookmark-start text:name="__RefHeading__93944_1332025858"/><text:soft-page-break/>Vlastní vlastnosti<text:bookmark-end text:name="__RefHeading__93944_1332025858"/></text:h>
      <text:p text:style-name="P30"><text:span text:style-name="T58">Use this page</text:span> to assign custom information fields to <text:span text:style-name="T54">the spreadshee</text:span>t. <text:span text:style-name="T58">In a new spreadsheet, this page</text:span> may be blank. If the new <text:span text:style-name="T58">spreadsheet</text:span> is based on a template, this page may contain fields.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3" text:outline-level="2"><text:bookmark-start text:name="__RefHeading___Toc22589_734154040"/>Vlastnosti CMIS<text:bookmark-end text:name="__RefHeading___Toc22589_734154040"/></text:h>
      <text:p text:style-name="P7"><text:span text:style-name="T52">Used for spreadsheets stored on remote servers. See the Help or the </text:span><text:span text:style-name="Emphasis"><text:span text:style-name="T52">Getting Started Guide</text:span></text:span><text:span text:style-name="T52"> for more information.</text:span></text:p>
      <text:h text:style-name="P63" text:outline-level="2"><text:bookmark-start text:name="__RefHeading__93948_1332025858"/>Zabezpečení<text:bookmark-end text:name="__RefHeading__93948_1332025858"/></text:h>
      <text:p text:style-name="P50">Umožňuje dvě možnosti zabezpečení chráněné heslem.</text:p>
      <text:list xml:id="list200926745874167"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32"> </text:span><text:span text:style-name="Strong_20_Emphasis">změn &gt; Záznam</text:span><text:span text:style-name="T32"/>.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Klepneme na <text:span text:style-name="Strong_20_Emphasis">Odemknout</text:span> a zadáme správné heslo a tím uzamčení zrušíme.</text:p>
        </text:list-item>
      </text:list>
      <text:h text:style-name="P63" text:outline-level="2"><text:bookmark-start text:name="__RefHeading__8239_395850135"/>Písmo<text:bookmark-end text:name="__RefHeading__8239_395850135"/></text:h>
      <text:p text:style-name="P7">When <text:span text:style-name="Strong_20_Emphasis">Embed fonts in the document</text:span> is selected, any fonts used in the <text:span text:style-name="T59">spreadsheet</text:span> will be embedded into the document <text:span text:style-name="T59">when it is saved</text:span>. This may be useful if you are creating a PDF of <text:span text:style-name="T59">the</text:span> spreadsheet and want to control how <text:span text:style-name="T59">i</text:span>t will look on other computer systems.</text:p>
      <text:p text:style-name="P16"><text:span text:style-name="Strong_20_Emphasis">Only embed fonts that are used in documents</text:span> – <text:span text:style-name="T59">If fonts have been defined for the spreadsheet (for example, in the template), but have not been used, select this option to not embed them.</text:span></text:p>
      <text:p text:style-name="P16"><text:span text:style-name="Strong_20_Emphasis"><text:span text:style-name="T32">Vkládaná písma</text:span></text:span><text:span text:style-name="T32"> – vybereme, které typy písem chceme vložit: latinská, asijská, komplexní. See the </text:span><text:span text:style-name="Emphasis"><text:span text:style-name="T32">Getting Started Guide</text:span></text:span><text:span text:style-name="T32"> for more information.</text:span></text:p>
      <text:h text:style-name="P63" text:outline-level="2"><text:bookmark-start text:name="__RefHeading__93950_1332025858"/>Statistika<text:bookmark-end text:name="__RefHeading__93950_1332025858"/></text:h>
      <text:p text:style-name="P7">Displays statistics for the current file: <text:span text:style-name="T51">the number of sheets, cells, pages, and formula group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ocument properties</text:chapter> <text:span text:style-name="MT1">| </text:span><text:page-number text:select-page="current">29</text:page-number></text:p>
      </style:footer>
      <style:footer-left>
        <text:p text:style-name="Footer"><text:page-number text:select-page="current">14</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8T14:02:17.170330797</meta:creation-date>
    <meta:editing-duration>P2DT1H53M56S</meta:editing-duration>
    <meta:editing-cycles>62</meta:editing-cycles>
    <meta:generator>LibreOffice/6.3.4.2$Linux_X86_64 LibreOffice_project/60da17e045e08f1793c57c00ba83cdfce946d0aa</meta:generator>
    <dc:title>Chapter 1 Introducing Calc</dc:title>
    <meta:initial-creator>Jean Weber</meta:initial-creator>
    <dc:date>2020-01-08T20:09:26.228502687</dc:date>
    <dc:creator>Olivier Hallot</dc:creator>
    <meta:document-statistic meta:table-count="4" meta:image-count="32" meta:object-count="0" meta:page-count="29" meta:paragraph-count="629" meta:word-count="9261" meta:character-count="52213" meta:non-whitespace-character-count="43569"/>
    <meta:template xlink:type="simple" xlink:actuate="onRequest" xlink:title="LO_6.0_Chapter_Template" xlink:href="../../../../../../Library/Application%20Support/LibreOffice/4/user/template/LO_6.0_Chapter_Template.ott" meta:date="2019-06-18T14:02:16.938212005"/>
  </office:meta>
</office:document-meta>
</file>